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Condensed1" svg:font-family="'DejaVu Sans Condensed'"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1625in" table:align="left"/>
    </style:style>
    <style:style style:name="Table1.A" style:family="table-column">
      <style:table-column-properties style:column-width="1.2813in"/>
    </style:style>
    <style:style style:name="Table1.B" style:family="table-column">
      <style:table-column-properties style:column-width="1.2708in"/>
    </style:style>
    <style:style style:name="Table1.C" style:family="table-column">
      <style:table-column-properties style:column-width="1.5201in"/>
    </style:style>
    <style:style style:name="Table1.D" style:family="table-column">
      <style:table-column-properties style:column-width="2.0903in"/>
    </style:style>
    <style:style style:name="Table1.A1" style:family="table-cell">
      <style:table-cell-properties style:vertical-align="middle"/>
    </style:style>
    <style:style style:name="Table2" style:family="table">
      <style:table-properties style:width="5.616in" table:align="left"/>
    </style:style>
    <style:style style:name="Table2.A" style:family="table-column">
      <style:table-column-properties style:column-width="1.2813in"/>
    </style:style>
    <style:style style:name="Table2.B" style:family="table-column">
      <style:table-column-properties style:column-width="1.2708in"/>
    </style:style>
    <style:style style:name="Table2.C" style:family="table-column">
      <style:table-column-properties style:column-width="1.7826in"/>
    </style:style>
    <style:style style:name="Table2.A1" style:family="table-cell">
      <style:table-cell-properties style:vertical-align="middle"/>
    </style:style>
    <style:style style:name="Table3" style:family="table">
      <style:table-properties style:width="4.8222in" table:align="left"/>
    </style:style>
    <style:style style:name="Table3.A" style:family="table-column">
      <style:table-column-properties style:column-width="2.216in"/>
    </style:style>
    <style:style style:name="Table3.B" style:family="table-column">
      <style:table-column-properties style:column-width="2.6063in"/>
    </style:style>
    <style:style style:name="Table3.A1" style:family="table-cell">
      <style:table-cell-properties style:vertical-align="middle" fo:padding="0.0194in" fo:border="none"/>
    </style:style>
    <style:style style:name="Table4" style:family="table">
      <style:table-properties style:width="5.2861in" table:align="left"/>
    </style:style>
    <style:style style:name="Table4.A" style:family="table-column">
      <style:table-column-properties style:column-width="1.2813in"/>
    </style:style>
    <style:style style:name="Table4.B" style:family="table-column">
      <style:table-column-properties style:column-width="1.2708in"/>
    </style:style>
    <style:style style:name="Table4.D" style:family="table-column">
      <style:table-column-properties style:column-width="1.4632in"/>
    </style:style>
    <style:style style:name="Table4.A1" style:family="table-cell">
      <style:table-cell-properties style:vertical-align="middle"/>
    </style:style>
    <style:style style:name="Table5" style:family="table">
      <style:table-properties style:width="2.5625in" table:align="left"/>
    </style:style>
    <style:style style:name="Table5.A" style:family="table-column">
      <style:table-column-properties style:column-width="1.2813in"/>
    </style:style>
    <style:style style:name="Table5.A1" style:family="table-cell">
      <style:table-cell-properties style:vertical-align="middle"/>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list-style-name="L18"/>
    <style:style style:name="P4" style:family="paragraph" style:parent-style-name="Text_20_body" style:list-style-name="L19"/>
    <style:style style:name="P5" style:family="paragraph" style:parent-style-name="Text_20_body" style:list-style-name="L20"/>
    <style:style style:name="P6" style:family="paragraph" style:parent-style-name="Text_20_body" style:list-style-name="L21"/>
    <style:style style:name="P7" style:family="paragraph" style:parent-style-name="Text_20_body" style:list-style-name="L22"/>
    <style:style style:name="P8" style:family="paragraph" style:parent-style-name="Text_20_body" style:list-style-name="L23"/>
    <style:style style:name="P9" style:family="paragraph" style:parent-style-name="Text_20_body" style:list-style-name="L24"/>
    <style:style style:name="P10" style:family="paragraph" style:parent-style-name="Text_20_body" style:list-style-name="L25"/>
    <style:style style:name="P11" style:family="paragraph" style:parent-style-name="Text_20_body" style:list-style-name="L26"/>
    <style:style style:name="P12" style:family="paragraph" style:parent-style-name="Text_20_body" style:list-style-name="L27"/>
    <style:style style:name="P13" style:family="paragraph" style:parent-style-name="Text_20_body" style:list-style-name="L28"/>
    <style:style style:name="P14" style:family="paragraph" style:parent-style-name="Text_20_body" style:list-style-name="L29"/>
    <style:style style:name="P15" style:family="paragraph" style:parent-style-name="Text_20_body" style:list-style-name="L30"/>
    <style:style style:name="P16" style:family="paragraph" style:parent-style-name="Text_20_body" style:list-style-name="L31"/>
    <style:style style:name="P17" style:family="paragraph" style:parent-style-name="Text_20_body" style:list-style-name="L32"/>
    <style:style style:name="P18" style:family="paragraph" style:parent-style-name="Text_20_body" style:list-style-name="L33"/>
    <style:style style:name="P19" style:family="paragraph" style:parent-style-name="Text_20_body">
      <style:paragraph-properties fo:margin-left="0.7291in" fo:margin-right="0in" fo:text-indent="0in" style:auto-text-indent="false"/>
    </style:style>
    <style:style style:name="P20" style:family="paragraph" style:parent-style-name="Text_20_body">
      <style:paragraph-properties fo:margin-left="0.7291in" fo:margin-right="0in" fo:text-indent="0in" style:auto-text-indent="false" fo:padding-left="0.0193in" fo:padding-right="0in" fo:padding-top="0in" fo:padding-bottom="0in" fo:border-left="0.06pt solid #babdb6" fo:border-right="none" fo:border-top="none" fo:border-bottom="none"/>
    </style:style>
    <style:style style:name="P21" style:family="paragraph" style:parent-style-name="Text_20_body">
      <style:paragraph-properties fo:margin-top="0in" fo:margin-bottom="0in"/>
    </style:style>
    <style:style style:name="P22" style:family="paragraph" style:parent-style-name="Text_20_body" style:list-style-name="L18">
      <style:paragraph-properties fo:margin-top="0in" fo:margin-bottom="0in"/>
    </style:style>
    <style:style style:name="P23" style:family="paragraph" style:parent-style-name="Text_20_body" style:list-style-name="L19">
      <style:paragraph-properties fo:margin-top="0in" fo:margin-bottom="0in"/>
    </style:style>
    <style:style style:name="P24" style:family="paragraph" style:parent-style-name="Text_20_body" style:list-style-name="L20">
      <style:paragraph-properties fo:margin-top="0in" fo:margin-bottom="0in"/>
    </style:style>
    <style:style style:name="P25" style:family="paragraph" style:parent-style-name="Text_20_body" style:list-style-name="L21">
      <style:paragraph-properties fo:margin-top="0in" fo:margin-bottom="0in"/>
    </style:style>
    <style:style style:name="P26" style:family="paragraph" style:parent-style-name="Text_20_body" style:list-style-name="L22">
      <style:paragraph-properties fo:margin-top="0in" fo:margin-bottom="0in"/>
    </style:style>
    <style:style style:name="P27" style:family="paragraph" style:parent-style-name="Text_20_body" style:list-style-name="L23">
      <style:paragraph-properties fo:margin-top="0in" fo:margin-bottom="0in"/>
    </style:style>
    <style:style style:name="P28" style:family="paragraph" style:parent-style-name="Text_20_body" style:list-style-name="L24">
      <style:paragraph-properties fo:margin-top="0in" fo:margin-bottom="0in"/>
    </style:style>
    <style:style style:name="P29" style:family="paragraph" style:parent-style-name="Text_20_body" style:list-style-name="L25">
      <style:paragraph-properties fo:margin-top="0in" fo:margin-bottom="0in"/>
    </style:style>
    <style:style style:name="P30" style:family="paragraph" style:parent-style-name="Text_20_body" style:list-style-name="L26">
      <style:paragraph-properties fo:margin-top="0in" fo:margin-bottom="0in"/>
    </style:style>
    <style:style style:name="P31" style:family="paragraph" style:parent-style-name="Text_20_body" style:list-style-name="L27">
      <style:paragraph-properties fo:margin-top="0in" fo:margin-bottom="0in"/>
    </style:style>
    <style:style style:name="P32" style:family="paragraph" style:parent-style-name="Text_20_body" style:list-style-name="L28">
      <style:paragraph-properties fo:margin-top="0in" fo:margin-bottom="0in"/>
    </style:style>
    <style:style style:name="P33" style:family="paragraph" style:parent-style-name="Text_20_body" style:list-style-name="L29">
      <style:paragraph-properties fo:margin-top="0in" fo:margin-bottom="0in"/>
    </style:style>
    <style:style style:name="P34" style:family="paragraph" style:parent-style-name="Text_20_body" style:list-style-name="L30">
      <style:paragraph-properties fo:margin-top="0in" fo:margin-bottom="0in"/>
    </style:style>
    <style:style style:name="P35" style:family="paragraph" style:parent-style-name="Text_20_body" style:list-style-name="L31">
      <style:paragraph-properties fo:margin-top="0in" fo:margin-bottom="0in"/>
    </style:style>
    <style:style style:name="P36" style:family="paragraph" style:parent-style-name="Text_20_body" style:list-style-name="L32">
      <style:paragraph-properties fo:margin-top="0in" fo:margin-bottom="0in"/>
    </style:style>
    <style:style style:name="P37" style:family="paragraph" style:parent-style-name="Text_20_body" style:list-style-name="L33">
      <style:paragraph-properties fo:margin-top="0in" fo:margin-bottom="0in"/>
    </style:style>
    <style:style style:name="P38" style:family="paragraph" style:parent-style-name="Table_20_Contents">
      <style:text-properties fo:font-size="2pt" style:font-size-asian="2pt" style:font-size-complex="2pt"/>
    </style:style>
    <style:style style:name="P39" style:family="paragraph" style:parent-style-name="Table_20_Contents">
      <style:paragraph-properties fo:margin-top="0in" fo:margin-bottom="0.1965in"/>
    </style:style>
    <style:style style:name="P40" style:family="paragraph" style:parent-style-name="Table_20_Contents">
      <style:paragraph-properties fo:margin-top="0in" fo:margin-bottom="0.1965in" fo:padding="0in" fo:border="none"/>
    </style:style>
    <style:style style:name="P41" style:family="paragraph" style:parent-style-name="Heading_20_3">
      <style:paragraph-properties fo:margin-left="0.7291in" fo:margin-right="0in" fo:text-indent="0in" style:auto-text-indent="false"/>
    </style:style>
    <style:style style:name="T1" style:family="text">
      <style:text-properties fo:font-weight="bold"/>
    </style:style>
    <style:style style:name="T2" style:family="text">
      <style:text-properties fo:font-style="italic"/>
    </style:style>
    <style:style style:name="fr1" style:family="graphic" style:parent-style-name="Frame">
      <style:graphic-properties fo:margin-left="0.1563in" fo:margin-right="0in" fo:margin-top="0in" fo:margin-bottom="0in" style:wrap="right" style:number-wrapped-paragraphs="no-limit" style:vertical-pos="top" style:vertical-rel="paragraph-content" style:horizontal-pos="left" style:horizontal-rel="paragraph" fo:padding="0in" fo:border="none"/>
    </style:style>
    <style:style style:name="fr2"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openSUSE_12.1.C2.A0.E2.80.93_the_Latest_Free_Software_in_a_Stable_and_Easy_Manner"/>openSUSE 12.1 – the Latest Free Software in a Stable and Easy Manner</text:h>
      <text:p text:style-name="Text_20_body">Dear users, contributors, fans and friends. We are proud to present to you the latest openSUSE release! It is the result of 8 months of hard work by the openSUSE community and allows you to enjoy the latest that Free Software has to offer, with the unique openSUSE touch — stable, friendly, fun. </text:p>
      <text:p text:style-name="Text_20_body">openSUSE 12.1 brings you upgrades to the latest Free Software desktop and server technologies as well as unique features, like the new Snapper tool bringing file change monitoring and rollback functionality to openSUSE. Read on to get an overview of what's new in openSUSE 12.1 </text:p>
      <text:p text:style-name="P20"><draw:frame draw:style-name="fr1" draw:name="Frame1" text:anchor-type="paragraph" svg:width="0.5in" draw:z-index="0"><draw:text-box fo:min-height="0.0161in"><text:p text:style-name="Text_20_body"><draw:frame draw:style-name="fr3" draw:name="graphics1" text:anchor-type="as-char" svg:width="0.5in" svg:height="0.5in" draw:z-index="1"><draw:image xlink:href="http://en.opensuse.org/images/thumb/d/d3/Icon-desktop.png/48px-Icon-desktop.png" xlink:type="simple" xlink:show="embed" xlink:actuate="onLoad"/><svg:title>Icon-desktop.png</svg:title></draw:frame></text:p></draw:text-box></draw:frame><text:span text:style-name="T1">Latest Free Desktops introduce color management, GNOME Shell and more</text:span><text:line-break/>openSUSE offers you the choice of four officially supported major Free Desktops, all with a high level of polish and support. Noteworthy is the fact that openSUSE is the first major Linux distribution to ship color management tools for both the GNOME and KDE desktops! </text:p>
      <text:p text:style-name="P20"><text:span text:style-name="T1">GNOME Shell is improved and refined</text:span><text:line-break/>We introduce you to <text:span text:style-name="T1">GNOME 3.2</text:span>, an improved and refined version of the GNOME Shell introduced in GNOME 3. openSUSE also ships many of the improved GNOME applications which integrate in GNOME Shell. </text:p>
      <text:p text:style-name="P20">Major improvements compared to the GNOME 3 preview in openSUSE 11.4 include better handling of smaller screens and multi-screen setups, better notifications and a centralized <text:span text:style-name="T2">online accounts</text:span> configuration. This release also brings you a new Document manager, quick preview in the Nautilus file manager, enhanced color management and automatic rotation for touch screen devices. </text:p>
      <text:p text:style-name="P20"><text:a xlink:type="simple" xlink:href="http://en.opensuse.org/Product_highlights#GNOME_3.2">Read on for more details on GNOME 3.2</text:a> </text:p>
      <text:p text:style-name="P20"><text:span text:style-name="T1">KDE introduces Oyranos, Apper and Plasma Active</text:span><text:line-break/>openSUSE 12.1 ships the <text:a xlink:type="simple" xlink:href="http://kde.org/workspaces">KDE Plasma Desktop</text:a> 4.7 as default workspace and is the first major Linux distribution to ship the new <text:a xlink:type="simple" xlink:href="http://www.oyranos.org/2011/11/colour-management-in-opensuse-12-1/">KolorManager + Oyranos</text:a> <text:a xlink:type="simple" xlink:href="http://en.wikipedia.org/wiki/Color_management">color management</text:a> tools. Another major new addition is KPackageKit replacement Apper, simplifying installation and removal of applications. </text:p>
      <text:p text:style-name="P20">The innovative new tablet project from the KDE community, Plasma Active, is not an integral part of the openSUSE 12.1 release yet but tablet users can install Plasma Active in openSUSE 12.1 and we work on integrating it in the next openSUSE release. </text:p>
      <text:p text:style-name="P20"><text:a xlink:type="simple" xlink:href="http://en.opensuse.org/Product_highlights#KDE_Plasma_Workspaces_and_applications_4.7">Learn more about KDE's Workspaces and applications in openSUSE 12.1</text:a> </text:p>
      <text:p text:style-name="P20"><text:span text:style-name="T1">The other desktops</text:span><text:line-break/>Both <text:span text:style-name="T1">Xfce</text:span> and <text:span text:style-name="T1">LXDE</text:span> have not seen a major feature update since the previous openSUSE release, but minor improvements have been made and are included in this release. This includes better theming and desktop integration as well as an improved selection of applications part of the default selection for each desktop. openSUSE also has KDE 3 packages available again. </text:p>
      <text:p text:style-name="P19"/>
      <text:p text:style-name="P20"><draw:frame draw:style-name="fr1" draw:name="Frame2" text:anchor-type="paragraph" svg:width="0.5in" draw:z-index="2"><draw:text-box fo:min-height="0.0161in"><text:p text:style-name="Text_20_body"><draw:frame draw:style-name="fr3" draw:name="graphics2" text:anchor-type="as-char" svg:width="0.5in" svg:height="0.5in" draw:z-index="3"><draw:image xlink:href="http://en.opensuse.org/images/thumb/7/70/Icon-console.png/48px-Icon-console.png" xlink:type="simple" xlink:show="embed" xlink:actuate="onLoad"/><svg:title>Icon-console.png</svg:title></draw:frame></text:p></draw:text-box></draw:frame><text:span text:style-name="T1">openSUSE offers latest web and cloud technologies.</text:span><text:line-break/>This openSUSE release introduces the latest web browsers, the Horde 4 Groupware framework and updated cloud- and virtualization technologies. </text:p>
      <text:p text:style-name="P20"><text:span text:style-name="T1">Web surfing and serving</text:span><text:line-break/>On the client side, openSUSE 12.1 introduces <text:span text:style-name="T1">Chromium 16</text:span> to the standard <text:soft-page-break/>repositories. This WebKit based web browser from Google offers a convenient UI and incredibly fast browsing. The default openSUSE browser is <text:span text:style-name="T1">Firefox 7</text:span>. </text:p>
      <text:p text:style-name="P20">On the server side, the <text:span text:style-name="T1">WebYaST</text:span> remote system management tool offers a much improved web interface to administer openSUSE systems remotely with new modules and better performance. The introduction of the Groupware framework <text:span text:style-name="T1">Horde 4</text:span> brings a powerful set of applications including a modern Webmail client and a PHP based framework on which it is all build. </text:p>
      <text:p text:style-name="P20"><text:span text:style-name="T1">Supporting Cloud technologies</text:span><text:line-break/>openSUSE is an excellent guest OS for the cloud as can be experienced building solutions on <text:a xlink:type="simple" xlink:href="http://susestudio.com/">SUSE Studio</text:a>. With a new kernel, openSUSE is now ready to run directly on the <text:span text:style-name="T1">Amazon EC2 cloud</text:span>. On the host side, the latest virtualization technologies including <text:span text:style-name="T1">Xen 4.1</text:span>, <text:span text:style-name="T1">KVM</text:span> and <text:span text:style-name="T1">VirtualBox</text:span> can be managed with the latest <text:span text:style-name="T1">virt-manager</text:span> and <text:span text:style-name="T1">open-vm-tools</text:span>. Last but not least, openSUSE is the first Linux distribution to ship <text:span text:style-name="T1">OwnCloud</text:span> integrated into the desktop. And the <text:a xlink:type="simple" xlink:href="https://build.opensuse.org/project/show?project=Virtualization%3ACloud">openSUSE Virtualization and Cloud repository</text:a> for openSUSE 12.1 offers the latest versions of <text:span text:style-name="T1">Eucalyptus</text:span>, <text:span text:style-name="T1">OpenNebula</text:span> and <text:span text:style-name="T1">OpenStack</text:span> for openSUSE 12.1. </text:p>
      <text:p text:style-name="P20"><text:a xlink:type="simple" xlink:href="http://en.opensuse.org/Product_highlights#Security_and_administration_tools">read more about the administration and cloud tools in openSUSE 12.1</text:a> </text:p>
      <text:p text:style-name="P19"/>
      <text:p text:style-name="P20"><draw:frame draw:style-name="fr1" draw:name="Frame3" text:anchor-type="paragraph" svg:width="0.5in" draw:z-index="4"><draw:text-box fo:min-height="0.0161in"><text:p text:style-name="Text_20_body"><draw:frame draw:style-name="fr3" draw:name="graphics3" text:anchor-type="as-char" svg:width="0.5in" svg:height="0.4791in" draw:z-index="5"><draw:image xlink:href="http://en.opensuse.org/images/thumb/f/f8/Icon-yast.png/48px-Icon-yast.png" xlink:type="simple" xlink:show="embed" xlink:actuate="onLoad"/><svg:title>Icon-yast.png</svg:title></draw:frame></text:p></draw:text-box></draw:frame><text:span text:style-name="T1">Improved distribution technology</text:span><text:line-break/>openSUSE introduces a number of improvements and innovations in the underlying technology of the distribution. This includes the unique Snapper tool offering file versioning, the systemd init system and the Google Go language. </text:p>
      <text:p text:style-name="P20"><text:span text:style-name="T1">Snapper rolls back changes</text:span><text:line-break/>openSUSE 12.1 is the first Linux distribution taking advantage of the snapshot functionality in the upcoming Linux file system btrfs. These snapshots of the file system are using copy-on-write, making them very space efficient. openSUSE 12.1 debuts <text:a xlink:type="simple" xlink:href="http://en.opensuse.org/Portal:Snapper">Snapper</text:a> which allows the user to interface with this technology. </text:p>
      <text:p text:style-name="P20">The command line and GUI Snapper tools allow users to view older versions of files and revert changes. The unique integration in the zypper package manager of openSUSE allows users to roll back entire upgrades or software installations with the accompanying configuration changes. </text:p>
      <text:p text:style-name="P20"><text:span text:style-name="T1">systemd boots your system</text:span><text:line-break/>systemd is the new init tool in openSUSE, controlling and speeding up the boot process. Developed in close cooperation with fellow Linux Distribution Fedora, systemd is especially interesting for system administrators due to its powerful socket- and bus activated service system. It also works closely with the cgroups kernel feature providing better security and control over the processes. </text:p>
      <text:p text:style-name="P20"><text:span text:style-name="T1">Write in go, compile with Clang or GCC</text:span><text:line-break/>openSUSE is proud to be the first major distribution to ship <text:a xlink:type="simple" xlink:href="http://golang.org/"><text:span text:style-name="T1">the new Go programming language</text:span></text:a> from Google as part of our release. Go is a fast, easy language good in handling multi-core, networked machines with the convenience of garbage collection and run-time reflection. </text:p>
      <text:p text:style-name="P20">openSUSE 12.1 also comes with the just-released <text:a xlink:type="simple" xlink:href="http://llvm.org/"><text:span text:style-name="T1">LLVM3 compiler tool</text:span></text:a> and <text:a xlink:type="simple" xlink:href="http://clang.llvm.org/">clang</text:a>, the C/C++ compiler building upon LLVM. LLVM is employed by the open source ATI and NVIDIA accelerated graphics drivers and thus forms an integral part of a high-performance graphics stack on Linux. </text:p>
      <text:p text:style-name="P20">Lastly, this openSUSE release is build with <text:a xlink:type="simple" xlink:href="http://gcc.gnu.org/"><text:span text:style-name="T1">GCC 4.6.2</text:span></text:a> and <text:a xlink:type="simple" xlink:href="http://en.wikipedia.org/wiki/Link-time_optimization"><text:span text:style-name="T1">link-time optimization</text:span></text:a>, improving the overall performance of the software in openSUSE 12.1. </text:p>
      <text:p text:style-name="P20"><text:soft-page-break/>read more about <text:a xlink:type="simple" xlink:href="http://en.opensuse.org/Product_highlights#Under_the_hood">underlying technology improvements in openSUSE 12.1</text:a> </text:p>
      <text:p text:style-name="P19"/>
      <text:h text:style-name="Heading_20_2" text:outline-level="2"><text:bookmark text:name="More_details_on_openSUSE_12.1"/>More details on openSUSE 12.1</text:h>
      <text:p text:style-name="Text_20_body">The following pages go into more detail on what is new in this openSUSE release. </text:p>
      <text:h text:style-name="Heading_20_3" text:outline-level="3"><text:bookmark text:name="Under_the_hood"/>Under the hood</text:h>
      <text:p text:style-name="Text_20_body">Although the most obvious improvements to openSUSE 12.1 may be on the surface, we have made a slew of improvements under the hood as well to improve booting, hardware management, and system configuration. The boot procedure of openSUSE is now handled by systemd (with sysvinit still available as backup); the new Snapper tool automatically tracks system configuration and other file changes (and lets you roll them back); YaST received a variety of improvements crushing the demons of setups past; SAX makes its return in the form of SAX3, an openSUSE GSOC project; and of course we are supporting the freshest versions of every core system component, such as the Linux 3.1 Kernel, syslog-ng 3.3, GCC 4.6 and LLVM v3. Also notable is the fact that openSUSE is the first major Linux distribution to ship <text:a xlink:type="simple" xlink:href="http://golang.org/">Google's new Go programming language</text:a>. </text:p>
      <text:h text:style-name="Heading_20_4" text:outline-level="4"><text:bookmark text:name="openSUSE_Technology_improvements"/>openSUSE Technology improvements</text:h>
      <text:p text:style-name="Text_20_body">openSUSE, as a Linux Distribution, does more than package third party software. We have our own tools to configure your system, manage software and more. </text:p>
      <text:h text:style-name="Heading_20_5" text:outline-level="5"><text:bookmark text:name="Snapper"/>Snapper</text:h>
      <text:p text:style-name="P21"><draw:a xlink:type="simple" xlink:href="http://en.opensuse.org/index.php?title=File:OpenSUSE_12.1_Snapper.png&amp;filetimestamp=20111112034055"><draw:frame draw:style-name="fr4" draw:name="graphics4" text:anchor-type="as-char" svg:width="2.6252in" svg:height="1.9374in" draw:z-index="6"><draw:image xlink:href="http://en.opensuse.org/images/thumb/3/38/OpenSUSE_12.1_Snapper.png/250px-OpenSUSE_12.1_Snapper.png" xlink:type="simple" xlink:show="embed" xlink:actuate="onLoad"/></draw:frame></draw:a> </text:p>
      <text:p text:style-name="P21"/>
      <text:p text:style-name="Text_20_body">Snapper YaST GUI in action</text:p>
      <text:p text:style-name="Text_20_body">openSUSE 12.1 is the first Linux distribution taking advantage of the snapshot functionality in the upcoming Linux filesystem, btrfs. These snapshots of the file system are using copy-on-write, making them very space efficient. openSUSE 12.1 debuts <text:a xlink:type="simple" xlink:href="http://en.opensuse.org/Portal:Snapper">Snapper</text:a>, which allows the user to interface with this technology. </text:p>
      <text:p text:style-name="Text_20_body">The command line and GUI Snapper tools allow users to view older versions of files and revert changes. The unique integration in the zypper package manager of openSUSE allows users to roll back entire upgrades or software installations with the accompanying configuration changes. </text:p>
      <text:p text:style-name="Text_20_body">Note that Snapper and the rollback functionality currently is only available for the btrfs filesystem! Work is going on to enable it for the older ext4 filesystem as well, but this will not be possible before the next openSUSE release. </text:p>
      <text:p text:style-name="Text_20_body">You can read <text:a xlink:type="simple" xlink:href="http://lizards.opensuse.org/2011/04/01/introducing-snapper/">an introduction to snapper here</text:a>. </text:p>
      <text:p text:style-name="P1"><text:s/><text:line-break/></text:p>
      <text:h text:style-name="Heading_20_5" text:outline-level="5"><text:bookmark text:name="SAX3"/><text:soft-page-break/>SAX3</text:h>
      <text:p text:style-name="Text_20_body">When Xorg evolved beyond <text:span text:style-name="Teletype">xorg.conf</text:span>, to the new <text:span text:style-name="Teletype">xorg.conf.d</text:span> structure, our beloved X configuration tool, SAX2, went away as well. Thanks to the efforts of Manu Gupta <text:a xlink:type="simple" xlink:href="http://news.opensuse.org/2011/07/05/people-of-opensuse-manu-gupta/">during Google's Summer of Code</text:a>, openSUSE again has an elegant GUI for customizing your X configuration: SAX3. Now, openSUSE users may once again easily tweak their keyboard, mouse, monitor, and touchpad settings in one convenient interface. Do not worry if you are having trouble with your X configuration: as is usual for YaST modules, SAX3 solves that chicken-and-egg problem by including an ncurses text interface as well as GTK and QT graphical interfaces. Please note that sax3 on the oss repo does not work properly for 12.1, but an update is already available at <text:a xlink:type="simple" xlink:href="https://build.opensuse.org/project/show?project=X11%3Asax">X11:sax repo</text:a>. </text:p>
      <text:h text:style-name="Heading_20_5" text:outline-level="5"><text:bookmark text:name="YaST"/>YaST</text:h>
      <text:p text:style-name="Text_20_body">Aside from the new Snapper support, and the return of SAX3, openSUSE's YaST2 received a number of bugfixes and small improvements. The YaST maintainers are happy to report that after the last few fixes they are now confident that YaST will not accidentally overwrite user modified configuration files like it used to in "the early days". And together with the zypp package management performance improvements in the openSUSE 11 series, the myth that YaST is slow and overwrites files can be finally put to rest now. A more visible change is the new style, which is possible thanks to the new <text:a xlink:type="simple" xlink:href="http://lizards.opensuse.org/2011/10/24/new-style-for-yast2/">CSS based themes available for YaST</text:a>. WebYaST continues to evolve as well, including more modules than ever to aid in web-based administration of your openSUSE machines. </text:p>
      <text:h text:style-name="Heading_20_5" text:outline-level="5"><text:bookmark text:name="Zypper"/>Zypper</text:h>
      <text:p text:style-name="Text_20_body">The zypper package manager in openSUSE has become more flexible and smarter with upgrading kernels. As a new kernel always has the potential to break things, the old behavior of removing the old kernel when a new one was installed was a little risky. zypper can now wait with the removal of the old kernel until the system has been rebooted. This is currently not enabled by default yet but is considered for the openSUSE 12.2 release. </text:p>
      <text:p text:style-name="Text_20_body">This can also be configured to keep any number of older kernels or even a specific version. </text:p>
      <text:p text:style-name="Text_20_body"><text:a xlink:type="simple" xlink:href="http://lizards.opensuse.org/2011/07/14/improved-kernel-package-retention-in-12-1/">read more details here</text:a>. </text:p>
      <text:h text:style-name="Heading_20_5" text:outline-level="5"><text:bookmark text:name="OBS.2C_openQA_and_other_tools"/>OBS, openQA and other tools</text:h>
      <text:p text:style-name="Text_20_body">openSUSE has developed a number of powerful tools which we use to build our distribution and which are also available for others to build packages or test software with. These tools include the cross-platform <text:a xlink:type="simple" xlink:href="http://openbuildservice.org/">Open Build Service</text:a>, the omnipotent <text:a xlink:type="simple" xlink:href="http://openqa.opensuse.org/">openQA</text:a>, the flexible <text:a xlink:type="simple" xlink:href="http://en.opensuse.org/Portal:KIWI">KIWI</text:a> and much more. Each of those has seen releases with improvements in the last 8 months. This includes the <text:a xlink:type="simple" xlink:href="http://news.opensuse.org/2011/10/11/opensuse-announces-first-public-release-of-openqa/">first release of openQA</text:a> and the <text:a xlink:type="simple" xlink:href="http://news.opensuse.org/2010/10/19/the-opensuse-build-service-2-1-released/2.1">release of the Open Build Service</text:a> which has <text:a xlink:type="simple" xlink:href="https://build.opensuse.org/project/show?project=openSUSE%3ATools">packages available for openSUSE 12.1</text:a>. </text:p>
      <text:h text:style-name="Heading_20_4" text:outline-level="4"><text:bookmark text:name="Linux_kernel_3.1"/>Linux kernel 3.1</text:h>
      <text:p text:style-name="Text_20_body">The new Linux 3.1 kernel is a substantial improvement over the 2.6.38 kernel which was part of openSUSE 11.4. Not only have filesystems like ext4 and btrfs been improved, the Linux 3.1 kernel specifically brings a number of performance improvements to memory management and data handling. Of course, there is the usual slab of new hardware support including external devices like Microsoft's Kinect, Apple iSight webcam and the Nintendo Wii controller, as well as internal hardware like the new AMD Llano Fusion APUs and Intel's Ivy Bridge and Cedar Trail CPUs, a variety of wireless and graphics cards and much more. Find more details about what is new in the openSUSE kernel on the <text:a xlink:type="simple" xlink:href="http://kernelnewbies.org/Linux_2_6_39">Linux 2.6.39</text:a>, <text:a xlink:type="simple" xlink:href="http://kernelnewbies.org/Linux_3.0">Linux 3.0</text:a> and <text:a xlink:type="simple" xlink:href="http://kernelnewbies.org/Linux_3.1">Linux 3.1</text:a> KernelNewbies pages. </text:p>
      <text:h text:style-name="Heading_20_4" text:outline-level="4"><text:bookmark text:name="systemd_and_other_system-wide_changes"/><text:soft-page-break/>systemd and other system-wide changes</text:h>
      <text:p text:style-name="Text_20_body">System boot is now handled by the new <text:span text:style-name="T1">systemd</text:span> init tool, controlling and speeding up the boot process. Developed in close cooperation with fellow Linux distribution Fedora, systemd is especially interesting for system administrators due to its powerful socket- and bus-activated service system, which improves parallelization and resource usage. It also works closely with Linux's cgroups, providing better security and control over the processes. </text:p>
      <text:p text:style-name="Text_20_body">If for some reason, systemd does not work for you, you can still <text:span text:style-name="T1">use the old sysV-init</text:span> by pressing F5 in the bootloader. If you want to permanently use the old init, just do `<text:span text:style-name="Teletype">zypper rm systemd-sysvinit</text:span>` and accept the installation of 'sysvinit-init' We also again provide <text:span text:style-name="T1">grub2</text:span> as an optional bootloader. While we are still not satisfied with GRUB2 as a replacement for the current GRUB, we encourage users to try it out, and want to make sure it is available for developers. </text:p>
      <text:p text:style-name="Text_20_body">A number of smaller changes includes: </text:p>
      <text:list xml:id="list2070953603" text:style-name="L18">
        <text:list-item>
          <text:p text:style-name="P22">the <text:span text:style-name="T1">util-linux</text:span> tool version 2.20 introduces the first major changes to the dmesg logging tool in 18 years, bringing a number of options to bring human readable prefixes and timestamps to the output or clean it up, only showing important messages or messages coming from either kernel or userspace. </text:p>
        </text:list-item>
        <text:list-item>
          <text:p text:style-name="P22"><text:span text:style-name="T1">LightDM 1.0</text:span> is the first stable release of this faster, extensible Display Manager. LightDM aims to replace the myriad of different DMs with a single <text:a xlink:type="simple" xlink:href="http://xkcd.com/927/">new standard</text:a>. </text:p>
        </text:list-item>
        <text:list-item>
          <text:p text:style-name="P22">the <text:span text:style-name="T1">syslog-ng 3.3</text:span> release adds multithreading, JSON and mongodb output to this system logging tool. </text:p>
        </text:list-item>
        <text:list-item>
          <text:p text:style-name="P3">The <text:a xlink:type="simple" xlink:href="http://www.rpm.org/wiki/Releases/4.9.0">rpm 4.9</text:a> release brings a number of stability and performance improvements to this package manager. </text:p>
        </text:list-item>
      </text:list>
      <text:h text:style-name="Heading_20_4" text:outline-level="4"><text:bookmark text:name="First_to_ship_Google_Go.2C_LLVM_v3_and_CLANG_v3"/>First to ship Google Go, LLVM v3 and CLANG v3 </text:h>
      <text:p text:style-name="Text_20_body">openSUSE is proud to be the first major distribution to ship <text:a xlink:type="simple" xlink:href="http://golang.org/"><text:span text:style-name="T1">Google's new Go programming language</text:span></text:a> as part of our release. Go is a fast, statically typed, compiled language that feels like a dynamically typed, interpreted language. Go makes it easy to work with multi-core and networked machines and offers flexible and modular program construction mechanisms. While it compiles (quickly) to machine code, it has the convenience of garbage collection and the power of run-time reflection. Learn more on the <text:a xlink:type="simple" xlink:href="http://golang.org/">Go language website</text:a>. </text:p>
      <text:p text:style-name="Text_20_body">openSUSE 12.1 also comes with the just-released <text:a xlink:type="simple" xlink:href="http://llvm.org/"><text:span text:style-name="T1">LLVM3 compiler tool</text:span></text:a> and <text:a xlink:type="simple" xlink:href="http://clang.llvm.org/">clang</text:a>, the C/C++ compiler building upon LLVM. LLVM, a set of flexible and performant compiler tools, offers powerful code generation which is used by Mesa for its software based OpenGL "Gallium" graphics driver architecture. It is also employed by the open source ATI and NVIDIA accelerated graphics drivers and thus forms an integral part of a high-performance graphics stack on Linux. </text:p>
      <text:p text:style-name="Text_20_body"><text:a xlink:type="simple" xlink:href="http://clang.llvm.org/"><text:span text:style-name="T1">Clang</text:span></text:a> takes advantage of LLVM to provide an fast and memory-efficient GCC-compatible C/C++ code compiler. Clang in openSUSE 12.1 comes with enabled ARM code generation support, in the spirit of the recently started <text:a xlink:type="simple" xlink:href="http://opensuse.org/Portal:ARM">openSUSE ARMs project</text:a>! Aside from Go and LLVM, openSUSE offers a large number of the latest compilers and tools. openSUSE 12.1 is built with <text:a xlink:type="simple" xlink:href="http://gcc.gnu.org/"><text:span text:style-name="T1">GCC 4.6.2</text:span></text:a>, which has <text:a xlink:type="simple" xlink:href="http://www.phoronix.com/scan.php?page=article&amp;item=amd_fx4100_gcc&amp;num=1">shown to offer significant performance improvements</text:a> over the previous 4.5 version. This release also introduces initial support for the Ada 2012 programming language, as well as experimental support for the latest C++11 standard (status can be found <text:a xlink:type="simple" xlink:href="http://gcc.gnu.org/gcc-4.6/cxx0x_status.html">here</text:a>). </text:p>
      <text:p text:style-name="Text_20_body">This release of GCC, combined with the latest <text:span text:style-name="T1">binutils 2.21.1</text:span>, has allowed us to enable <text:a xlink:type="simple" xlink:href="http://en.wikipedia.org/wiki/Link-time_optimization"><text:span text:style-name="T1">link-time optimization</text:span></text:a> in a number of packages, bringing an additional performance improvement. </text:p>
      <text:p text:style-name="Text_20_body"/>
      <text:h text:style-name="Heading_20_3" text:outline-level="3"><text:bookmark text:name="Localization"/><text:soft-page-break/>Localization </text:h>
      <text:p text:style-name="P20"><draw:frame draw:style-name="fr1" draw:name="Frame4" text:anchor-type="paragraph" svg:width="0.5in" draw:z-index="7"><draw:text-box fo:min-height="0.0161in"><text:p text:style-name="Text_20_body"><draw:frame draw:style-name="fr3" draw:name="graphics6" text:anchor-type="as-char" svg:width="0.6665in" svg:height="0.6665in" draw:z-index="8"><draw:image xlink:href="http://en.opensuse.org/images/thumb/9/95/Icon-localize.png/64px-Icon-localize.png" xlink:type="simple" xlink:show="embed" xlink:actuate="onLoad"/><svg:title>Icon-localize.png</svg:title></draw:frame></text:p></draw:text-box></draw:frame>openSUSE 12.1 has been <text:a xlink:type="simple" xlink:href="http://i18n.opensuse.org/">translated into many languages</text:a> — currently about 30 are over 90% complete and no less than 66 languages are in the process of being finished. This openSUSE release has added five Cyrillic fonts. Two of them (PT Sans and PT Serif), beside standard Western, Central European and Cyrillic code pages, contain characters of all title languages of Russian Federation that make them unique and a very important tool of modern digital communications. </text:p>
      <text:h text:style-name="P41" text:outline-level="3"><text:bookmark text:name="Repository_changes_and_third_party_support_for_openSUSE_12.1"/>Repository changes and third party support for openSUSE 12.1</text:h>
      <text:p text:style-name="Text_20_body">Via the <text:a xlink:type="simple" xlink:href="http://build.opensuse.org/">Open Build Service installation on build.opensuse.org</text:a>, openSUSE hosts over 160,000 packages created by more than 30,000 individual contributors. These are available to openSUSE users as well as users from other Linux Distributions. But outside of this infrastructure, other projects like VLC and Packman offer their own OBS instance with packages for openSUSE! We highlight a few important projects from build.opensuse.org and third parties. </text:p>
      <text:h text:style-name="Heading_20_4" text:outline-level="4"><text:bookmark text:name="Tumbleweed"/>Tumbleweed</text:h>
      <text:p text:style-name="Text_20_body"><text:span text:style-name="T1">Tumbleweed</text:span>, the unique <text:a xlink:type="simple" xlink:href="http://en.opensuse.org/Portal:Tumbleweed">rolling release repository for openSUSE</text:a>, can be considered "complete" at the time of this release. Covering almost all of the openSUSE 12.1 packages, Tumbleweed offers newer versions as soon as they are deemed stable. Instead of making you wait for a new release of openSUSE, Tumbleweed lessens the significance and change impact of major releases by updating systems continuously. By enabling Tumbleweed, you are always up to date with the <text:span text:style-name="T1">latest software</text:span>. And you will not have to install newer versions of openSUSE as you will be running them already by the time they get released! </text:p>
      <text:p text:style-name="Text_20_body">Tumbleweed will require its current users to make one manual change to the repositories upon the 12.1 release. Besides the Tumbleweed repository, users are required to have the latest stable openSUSE repositories enabled, currently for most users set at openSUSE 11.4. With the 12.1 release, these will thus have to change. The openSUSE sysadmins have ensured however that this will be the first and last time this has to be changed. From now on, there will be a link to the latest stable release, for the convenience of Tumbleweed users. Upon a new release, the openSUSE servers will automatically handle the required changes, transparent to the users. For instructions to make these changes, <text:a xlink:type="simple" xlink:href="http://en.opensuse.org/openSUSE:Tumbleweed_changes_for_12.1">please see here</text:a>. </text:p>
      <text:p text:style-name="Text_20_body">Find more information <text:a xlink:type="simple" xlink:href="http://en.opensuse.org/Tumbleweed">about Tumbleweed here</text:a>. </text:p>
      <text:h text:style-name="Heading_20_4" text:outline-level="4"><text:bookmark text:name="Packman"/>Packman</text:h>
      <text:p text:style-name="Text_20_body"><draw:frame draw:style-name="fr2" draw:name="Frame5" text:anchor-type="paragraph" svg:width="0.0161in" style:rel-width="69%" draw:z-index="9"><draw:text-box fo:min-height="0.0161in"><text:p text:style-name="P2"><text:a xlink:type="simple" xlink:href="http://packman.links2linux.de/">Packman</text:a> repositories for openSUSE already offer openSUSE 12.1 support. <text:span text:style-name="T1">Packman</text:span> provides four different repositories each offering a targeted selection of software, in addition to the larger common repository. Additional to packages for openSUSE 11.3, 11.4, 12.1, Factory and SLE 11, an essential set of Packman packages is provided for Tumbleweed. Find more information on the <text:a xlink:type="simple" xlink:href="http://packman.links2linux.de/">Packman website</text:a> and <text:a xlink:type="simple" xlink:href="http://en.opensuse.org/Additional_package_repositories#Packman">find out how to get software from Packman on the openSUSE wiki</text:a>. </text:p></draw:text-box></draw:frame><draw:frame draw:style-name="fr2" draw:name="Frame6" text:anchor-type="paragraph" svg:width="0.0161in" style:rel-width="29%" draw:z-index="10"><draw:text-box fo:min-height="0.0161in"><text:p text:style-name="Text_20_body"><draw:a xlink:type="simple" xlink:href="http://en.opensuse.org/index.php?title=File:Packman.png&amp;filetimestamp=20110309123335"><draw:frame draw:style-name="fr4" draw:name="graphics7" text:anchor-type="as-char" svg:width="2.1043in" svg:height="0.6563in" draw:z-index="11"><draw:image xlink:href="http://en.opensuse.org/images/thumb/f/f7/Packman.png/200px-Packman.png" xlink:type="simple" xlink:show="embed" xlink:actuate="onLoad"/><svg:title>http://packman.links2linux.de</svg:title></draw:frame></draw:a> </text:p></draw:text-box></draw:frame></text:p>
      <text:h text:style-name="Heading_20_4" text:outline-level="4"><text:bookmark text:name="SUSE_Studio"/>SUSE Studio</text:h>
      <text:p text:style-name="Text_20_body"><draw:frame draw:style-name="fr2" draw:name="Frame7" text:anchor-type="paragraph" svg:width="0.0161in" style:rel-width="69%" draw:z-index="12"><draw:text-box fo:min-height="0.0161in"><text:p text:style-name="P2"><text:span text:style-name="T1">SUSE Studio</text:span> is a project from openSUSE sponsor SUSE™ which builds upon the Free and Open Source openSUSE tools like <text:span text:style-name="T1">KIWI</text:span> and offers a convenient web interface for easy building of openSUSE and SLE based custom operating systems (appliances). </text:p><text:p text:style-name="P2"><text:a xlink:type="simple" xlink:href="http://susestudio.com/">SUSE Studio</text:a> users can expect availability of openSUSE 12.1 right from the release date, and support for upgrading existing appliances shortly after. This means it will be possible to easily create your own versions of openSUSE 12.1 with <text:span text:style-name="T1">custom package selections</text:span>, <text:span text:style-name="T1">artwork</text:span>, <text:span text:style-name="T1">scripts</text:span> and any other properties and download them as USB or disk images, Live CDs and a variety of popular virtual formats. You can share your appliance or also browse other’s shared appliances on <text:a xlink:type="simple" xlink:href="http://susestudio.com/browse">SUSE Gallery</text:a>. </text:p></draw:text-box></draw:frame><draw:frame draw:style-name="fr2" draw:name="Frame8" text:anchor-type="paragraph" svg:width="0.0161in" style:rel-width="29%" draw:z-index="13"><draw:text-box fo:min-height="0.0161in"><text:p text:style-name="Text_20_body"><draw:a xlink:type="simple" xlink:href="http://en.opensuse.org/index.php?title=File:SUSE_Studio_Cloning.png&amp;filetimestamp=20111110045834"><draw:frame draw:style-name="fr4" draw:name="graphics8" text:anchor-type="as-char" svg:width="2.1043in" svg:height="1.3228in" draw:z-index="14"><draw:image xlink:href="http://en.opensuse.org/images/thumb/7/7c/SUSE_Studio_Cloning.png/200px-SUSE_Studio_Cloning.png" xlink:type="simple" xlink:show="embed" xlink:actuate="onLoad"/><svg:title>SUSE Studio Cloning.png</svg:title></draw:frame></draw:a> </text:p></draw:text-box></draw:frame></text:p>
      <text:h text:style-name="Heading_20_4" text:outline-level="4"><text:bookmark text:name="Contrib_retired"/><text:soft-page-break/>Contrib retired</text:h>
      <text:p text:style-name="Text_20_body">The <text:a xlink:type="simple" xlink:href="http://en.opensuse.org/openSUSE:Contrib">Contrib</text:a> repository for third-party packages was once a community-driven extension of the main repository. The vast majority of these packages have since been integrated in the main repository or in one of the central additional repositories like the official <text:a xlink:type="simple" xlink:href="http://en.opensuse.org/KDE_repositories">KDE</text:a> and <text:a xlink:type="simple" xlink:href="http://en.opensuse.org/GNOME_repositories">GNOME</text:a> repositories. These provide newer versions of the software in the main repositories, as well as new or experimental software not yet available in openSUSE 12.1. </text:p>
      <text:h text:style-name="Heading_20_4" text:outline-level="4"><text:bookmark text:name="Packages_on_the_Open_Build_Service"/>Packages on the Open Build Service</text:h>
      <text:p text:style-name="Text_20_body">If you can not find an application in openSUSE 12.1, you can use the search functionality on <text:a xlink:type="simple" xlink:href="http://software.opensuse.org/">software.opensuse.org</text:a>. If you enable searching in users home projects (under advanced), you can choose from the 160,000 packages provided by our 30,000 packagers using the <text:a xlink:type="simple" xlink:href="http://build.opensuse.org/">Open Build Service instance on build.opensuse.org</text:a>. </text:p>
      <text:h text:style-name="Heading_20_4" text:outline-level="4"><text:bookmark text:name="VLC"/>VLC</text:h>
      <text:p text:style-name="Text_20_body">The VideoLAN organization continues their robust support for openSUSE, with a 1-click install of the VLC universal media player already available for openSUSE 12.1 at <text:a xlink:type="simple" xlink:href="http://www.videolan.org/vlc/download-suse.html">this page</text:a>. </text:p>
      <text:h text:style-name="Heading_20_3" text:outline-level="3"><text:bookmark text:name="Latest_Free_Desktops"/>Latest Free Desktops </text:h>
      <text:p text:style-name="Text_20_body">openSUSE offers both major Free Software desktops as well as a number of community-supported desktops, all with a high level of polish and support. openSUSE 12.1 is the first release to introduce the new <text:span text:style-name="T1">GNOME Shell</text:span> user interface, part of GNOME 3.2. GNOME Shell brings a vastly refined user experience with a smooth, natural workflow. The default openSUSE desktop, the <text:span text:style-name="T1">KDE Plasma Desktop</text:span>, brings color management and much improved performance as well as the new "Akonadi"-based Kontact2 groupware solution. Current releases of both Xfce and LXDE include minor improvements on the road to their next big releases. For the first time, the openSUSE community openly selected artwork for openSUSE 12.1; the preferred "upwind" theme reflects in our new splash, boot and background images. GNOME users will notice that the art team has maintained the trend of providing a time-sensitive set of themed wallpapers. </text:p>
      <text:h text:style-name="Heading_20_4" text:outline-level="4"><text:bookmark text:name="KDE_Plasma_Workspaces_and_applications_4.7"/>KDE Plasma Workspaces and applications 4.7 </text:h>
      <text:p text:style-name="P21"><draw:frame draw:style-name="fr2" draw:name="Frame9" text:anchor-type="paragraph" svg:width="0.0161in" style:rel-width="69%" draw:z-index="15"><draw:text-box fo:min-height="0.0161in"><text:p text:style-name="P2">openSUSE 12.1 ships the <text:a xlink:type="simple" xlink:href="http://kde.org/workspaces">KDE Plasma Workspaces</text:a> 4.7 and is the first major Linux distribution to ship the new <text:a xlink:type="simple" xlink:href="http://www.oyranos.org/2011/11/colour-management-in-opensuse-12-1/">KolorManager + Oyranos Color Management Service</text:a>. Oyranos and its associated tools add <text:a xlink:type="simple" xlink:href="http://en.wikipedia.org/wiki/Color_management">color management</text:a> to KDE applications, making sure graphics and video look uniform between input and output devices like screens. Another major new addition is Apper, an easy to use software management tool replacing KPackageKit. There are also improvements to network management, the Nepomuk Semantic Desktop tool and Activities. In total, this release fixed over 12,000 bugs and contains hundreds of smaller and larger performance improvements. </text:p></draw:text-box></draw:frame><draw:frame draw:style-name="fr2" draw:name="Frame10" text:anchor-type="paragraph" svg:width="0.0161in" style:rel-width="29%" draw:z-index="16"><draw:text-box fo:min-height="0.0161in"><text:p text:style-name="Text_20_body"><draw:a xlink:type="simple" xlink:href="http://en.opensuse.org/index.php?title=File:OpenSUSE114Ksysguard.png&amp;filetimestamp=20110309023801"><draw:frame draw:style-name="fr4" draw:name="graphics9" text:anchor-type="as-char" svg:width="2.1043in" svg:height="1.3228in" draw:z-index="17"><draw:image xlink:href="http://en.opensuse.org/images/thumb/f/f9/OpenSUSE114Ksysguard.png/200px-OpenSUSE114Ksysguard.png" xlink:type="simple" xlink:show="embed" xlink:actuate="onLoad"/><svg:title>OpenSUSE114Ksysguard.png</svg:title></draw:frame></draw:a> </text:p></draw:text-box></draw:frame></text:p>
      <text:p text:style-name="Text_20_body"><draw:frame draw:style-name="fr2" draw:name="Frame11" text:anchor-type="paragraph" svg:width="0.0161in" style:rel-width="69%" draw:z-index="18"><draw:text-box fo:min-height="0.0161in"><text:p text:style-name="P2">The innovative new Tablet project from the KDE community, Plasma Active, is not an integral part of the openSUSE 12.1 release, as it depends on functionality not available in the released KDE Platform yet and conflicts with the Desktop and Netbook workspaces. However, tablet users can install Plasma Active in openSUSE 12.1 and we work on integrating it in the next openSUSE release. Read on for a more extensive view on what is new in the Desktop, Netbook and application area as well as to learn more about Plasma Active One! </text:p></draw:text-box></draw:frame><draw:frame draw:style-name="fr2" draw:name="Frame12" text:anchor-type="paragraph" svg:width="0.0161in" style:rel-width="29%" draw:z-index="19"><draw:text-box fo:min-height="0.0161in"><text:p text:style-name="Text_20_body"><draw:a xlink:type="simple" xlink:href="http://en.opensuse.org/index.php?title=File:OpenSUSE114KWin.png&amp;filetimestamp=20110309024542"><draw:frame draw:style-name="fr4" draw:name="graphics10" text:anchor-type="as-char" svg:width="2.1043in" svg:height="1.3228in" draw:z-index="20"><draw:image xlink:href="http://en.opensuse.org/images/thumb/d/d0/OpenSUSE114KWin.png/200px-OpenSUSE114KWin.png" xlink:type="simple" xlink:show="embed" xlink:actuate="onLoad"/><svg:title>OpenSUSE114KWin.png</svg:title></draw:frame></draw:a> </text:p></draw:text-box></draw:frame></text:p>
      <text:h text:style-name="Heading_20_5" text:outline-level="5"><text:bookmark text:name="Plasma_Workspaces_bring_improved_visuals_with_Oyranos_CMS"/>Plasma Workspaces bring improved visuals with Oyranos CMS</text:h>
      <text:p text:style-name="Text_20_body">openSUSE is the <text:span text:style-name="T1">first major Linux distribution to ship </text:span><text:a xlink:type="simple" xlink:href="http://www.oyranos.org/about/"><text:span text:style-name="T1">Oyranos CMS</text:span></text:a> integrated in the KDE applications and workspaces. Oyranos is is an operating system level <text:a xlink:type="simple" xlink:href="http://en.wikipedia.org/wiki/Color_management">Color Management System</text:a>, matching input device colors to output device colors across supported applications. Oyranos makes use of the ICC color management standard and is integrated in the KDE Workspaces and applications through the new KolorManager application. The KolorManager application makes sure graphics and video look uniform between input and output devices like screens. </text:p>
      <text:p text:style-name="Text_20_body">Users can now configure their ICC profiles and settings in one central place. It brings as well a set <text:soft-page-break/>of command line tools like <text:span text:style-name="Teletype">oyranos-policy</text:span> for handling policy configuration files and <text:span text:style-name="Teletype">oyranos-profiles</text:span> for installation of ICC profiles. KDE users can install the <text:span text:style-name="Teletype">KolorManager</text:span> package. This Oyranos front-end adds a system settings control panel for individual settings adaption. Most systems will run fine with the Oyranos defaults. <text:a xlink:type="simple" xlink:href="http://www.oyranos.org/2011/11/colour-management-in-opensuse-12-1/">read more about color management in openSUSE 12.1 on the oyranos website</text:a> </text:p>
      <text:p text:style-name="Text_20_body"><text:span text:style-name="T1">Visual improvements</text:span> On the visual side, KDE's Plasma workspaces provides <text:span text:style-name="T1">better integration with GTK/GNOME applications</text:span> with a port of KDE's Oxygen style to GTK. The Oxygen icons have been improved and the Plasma panel offers a more consistent look with changes to the icons and the clock. The new Shadow support in window manager <text:span text:style-name="T1">KWin</text:span> gives a better look on older hardware and performs better all around. KWin also can now disable compositing when a full-screen application calls for it, increasing performance for OpenGL games and GPU accelerated video playback. </text:p>
      <text:p text:style-name="Text_20_body">Plasma's Activities have seen many improvements. The <text:span text:style-name="T1">Activity Manager</text:span> now takes a more prominent place in the default panel in Plasma Desktop. Activities enhance the user's workflows by providing smart ways of grouping applications, widgets and documents. </text:p>
      <text:p text:style-name="Text_20_body">Navigating through applications and recent files is easier with the <text:span text:style-name="T1">addition of breadcrumbs</text:span> to the Kickoff application launcher, helping users to see where they are and quickly back up to higher menu levels. Many other usability and functionality improvements have been made to the Workspaces. For example, <text:span text:style-name="T1">Konsole</text:span> no longer blocks the removal of USB storage devices and <text:span text:style-name="T1">KMix</text:span> has improved PulseAudio support. </text:p>
      <text:p text:style-name="Text_20_body"><text:span text:style-name="T1">Network management, multimedia and Nepomuk</text:span> The Plasma Workspaces now also offer <text:span text:style-name="T1">much improved network management</text:span>, including support for NetworkManager 0.9 as well as Bluetooth tethering, 3G, VPN, MAC spoofing and other advanced networking options. </text:p>
      <text:p text:style-name="Text_20_body">Thanks to <text:a xlink:type="simple" xlink:href="http://dot.kde.org/2011/09/21/nepomuk-stability-and-performance">generous donations from the community</text:a>, the Semantic Desktop technology <text:span text:style-name="T1">Nepomuk has seen extensive bugfixing</text:span>, improving stability and performance as well as making it easier to use. Strigi analyzers now read meta-data in their own process, resolving over 35 crash-related bugs in Dolphin and Konqueror. </text:p>
      <text:p text:style-name="Text_20_body">The latest version of <text:span text:style-name="T1">Phonon</text:span>, our media framework, has seen work on the backends. The VLC-based back-end is now considered stable and is the preferred back-end for multiplatform use, while the back-end based on GStreamer is now also considered stable on Linux platforms. The xine back-end is no longer maintained. </text:p>
      <text:h text:style-name="Heading_20_5" text:outline-level="5"><text:bookmark text:name="KDE_Applications_suite_4.7_features_many_refinements"/>KDE Applications suite 4.7 features many refinements</text:h>
      <text:p text:style-name="Text_20_body">The latest version of KPackageKit — now renamed <text:span text:style-name="T1">Apper</text:span> — (developed by <text:a xlink:type="simple" xlink:href="http://dantti.wordpress.com/">Daniel Nicoletti</text:a>) is now included with Plasma Desktop. This brings significant improvements to the KDE's PackageKit front-end and makes it possible to list Applications instead of listing only Packages. This makes openSUSE a lot more user-friendly and closer to be "grandma-compatible". </text:p>
      <text:p text:style-name="Text_20_body"><text:span text:style-name="T1">Dolphin</text:span>, KDE’s file manager, has a cleaner default appearance. The menu bar is hidden, but easy to reach and restore. The file searching interface has been improved. In addition, Dolphin now has much deeper integration with source code management systems, including the ability to create and clone repositories, push and pull changes, view diffs and much more. </text:p>
      <text:p text:style-name="Text_20_body">Dolphin and Konqueror both benefit from a new plugin that provides a <text:span text:style-name="T1">rating and an annotation menu action</text:span> for files and folders, leveraging Nepomuk capabilities. </text:p>
      <text:p text:style-name="Text_20_body">Image management has become easier with <text:span text:style-name="T1">Gwenview</text:span>, the KDE image viewer, now offering the ability to compare two or more pictures side by side. From the browse mode, select two or more pictures, and then switch to the view mode or to the full-screen mode. In the view mode, you can add more pictures from the thumbnail bar. </text:p>
      <text:p text:style-name="Text_20_body"><text:soft-page-break/>Comic fans will be pleased that Okular, the universal file viewer, gains support for reading a directory as a comicbook. </text:p>
      <text:p text:style-name="Text_20_body"><text:span text:style-name="T1">KStars</text:span>, the essential KDE application for stargazers around the world, has gained a feature to predict a star hopping route and dynamic switching between its OpenGL and native rendering backends. Labels can now be assigned to points on celestial lines; comet trails are rendered in OpenGL mode. Mathematicians and scientists can now explore higher order functions in Kalgebra and get information on oxidation states for elements in Kalzium. </text:p>
      <text:p text:style-name="Text_20_body"><text:span text:style-name="T1">KDM</text:span>, the display manager, has gained <text:span text:style-name="T2">GRUB2</text:span> support. A user with multiple operating systems in their GRUB2 menu can now choose which one to reboot to in the shutdown dialog by holding down the mouse button on their reboot choice. </text:p>
      <text:p text:style-name="Text_20_body"><text:span text:style-name="T1">Marble</text:span>, the virtual globe application, has gained many improvements over the past eight months. It now has voice navigation support, a map creation wizard, and new plug-ins. Following the Voice of Marble contest, <text:span text:style-name="T1">voice navigation</text:span> is now available in several languages, with voices provided by the KDE community. For more details, see Marble's <text:a xlink:type="simple" xlink:href="http://edu.kde.org/marble/current_1.2.php">visual changelog</text:a>. </text:p>
      <text:p text:style-name="Text_20_body">Other applications such as Kate, Kalzium, KAlgebra, KStars, and KDevelop have also been updated in this release. Changes and improvements to some other major applications from the KDE community can be found in the <text:a xlink:type="simple" xlink:href="http://en.opensuse.org/Product_highlights#New_and_updated_applications">applications section</text:a>. </text:p>
      <text:p text:style-name="Text_20_body">Find more information on what is new in the Plasma Workspaces, the KDE Applications and the KDE Platform in the <text:a xlink:type="simple" xlink:href="http://www.kde.org/announcements/4.7/">announcement by KDE</text:a>.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0"><draw:a xlink:type="simple" xlink:href="http://en.opensuse.org/index.php?title=File:Opensuse-12.1-en-kdm.png&amp;filetimestamp=20111110202326"><draw:frame draw:style-name="fr4" draw:name="graphics11" text:anchor-type="as-char" svg:width="1.2709in" svg:height="1.0209in" draw:z-index="39"><draw:image xlink:href="http://en.opensuse.org/images/thumb/f/ff/Opensuse-12.1-en-kdm.png/120px-Opensuse-12.1-en-kdm.png" xlink:type="simple" xlink:show="embed" xlink:actuate="onLoad"/></draw:frame></draw:a></text:p>
            <text:p text:style-name="P39">KDM Login </text:p>
          </table:table-cell>
          <table:table-cell table:style-name="Table1.A1" office:value-type="string">
            <text:p text:style-name="P40"><draw:a xlink:type="simple" xlink:href="http://en.opensuse.org/index.php?title=File:Opensuse-12.1-en-kde-activities.png&amp;filetimestamp=20111110201822"><draw:frame draw:style-name="fr4" draw:name="graphics12" text:anchor-type="as-char" svg:width="1.2709in" svg:height="1.0209in" draw:z-index="40"><draw:image xlink:href="http://en.opensuse.org/images/thumb/5/55/Opensuse-12.1-en-kde-activities.png/120px-Opensuse-12.1-en-kde-activities.png" xlink:type="simple" xlink:show="embed" xlink:actuate="onLoad"/></draw:frame></draw:a></text:p>
            <text:p text:style-name="P39">Activities </text:p>
          </table:table-cell>
          <table:table-cell table:style-name="Table1.A1" office:value-type="string">
            <text:p text:style-name="P40"><draw:a xlink:type="simple" xlink:href="http://en.opensuse.org/index.php?title=File:Opensuse-12.1-en-kde-desktop.png&amp;filetimestamp=20111110201903"><draw:frame draw:style-name="fr4" draw:name="graphics13" text:anchor-type="as-char" svg:width="1.2709in" svg:height="1.0209in" draw:z-index="41"><draw:image xlink:href="http://en.opensuse.org/images/thumb/f/f7/Opensuse-12.1-en-kde-desktop.png/120px-Opensuse-12.1-en-kde-desktop.png" xlink:type="simple" xlink:show="embed" xlink:actuate="onLoad"/></draw:frame></draw:a></text:p>
            <text:p text:style-name="P39">Desktop </text:p>
          </table:table-cell>
          <table:table-cell table:style-name="Table1.A1" office:value-type="string">
            <text:p text:style-name="P40"><draw:a xlink:type="simple" xlink:href="http://en.opensuse.org/index.php?title=File:OpenSUSE_12_1_KDE_Netbook.png&amp;filetimestamp=20111113131013"><draw:frame draw:style-name="fr4" draw:name="graphics14" text:anchor-type="as-char" svg:width="1.2709in" svg:height="0.7189in" draw:z-index="42"><draw:image xlink:href="http://en.opensuse.org/images/thumb/b/bb/OpenSUSE_12_1_KDE_Netbook.png/120px-OpenSUSE_12_1_KDE_Netbook.png" xlink:type="simple" xlink:show="embed" xlink:actuate="onLoad"/></draw:frame></draw:a></text:p>
            <text:p text:style-name="P39">Plasma Netbook </text:p>
          </table:table-cell>
        </table:table-row>
        <table:table-row>
          <table:table-cell table:style-name="Table1.A1" office:value-type="string">
            <text:p text:style-name="P40"><draw:a xlink:type="simple" xlink:href="http://en.opensuse.org/index.php?title=File:Opensuse-12.1-en-kde-widgets.png&amp;filetimestamp=20111110202311"><draw:frame draw:style-name="fr4" draw:name="graphics15" text:anchor-type="as-char" svg:width="1.2709in" svg:height="1.0209in" draw:z-index="43"><draw:image xlink:href="http://en.opensuse.org/images/thumb/1/14/Opensuse-12.1-en-kde-widgets.png/120px-Opensuse-12.1-en-kde-widgets.png" xlink:type="simple" xlink:show="embed" xlink:actuate="onLoad"/></draw:frame></draw:a></text:p>
            <text:p text:style-name="P39">Widgets </text:p>
          </table:table-cell>
          <table:table-cell table:style-name="Table1.A1" office:value-type="string">
            <text:p text:style-name="P40"><draw:a xlink:type="simple" xlink:href="http://en.opensuse.org/index.php?title=File:Opensuse-12.1-en-kde-dolphin.png&amp;filetimestamp=20111110202010"><draw:frame draw:style-name="fr4" draw:name="graphics16" text:anchor-type="as-char" svg:width="1.2709in" svg:height="1.0209in" draw:z-index="44"><draw:image xlink:href="http://en.opensuse.org/images/thumb/6/67/Opensuse-12.1-en-kde-dolphin.png/120px-Opensuse-12.1-en-kde-dolphin.png" xlink:type="simple" xlink:show="embed" xlink:actuate="onLoad"/></draw:frame></draw:a></text:p>
            <text:p text:style-name="P39">File Manager </text:p>
          </table:table-cell>
          <table:table-cell table:style-name="Table1.A1" office:value-type="string">
            <text:p text:style-name="P40"><draw:a xlink:type="simple" xlink:href="http://en.opensuse.org/index.php?title=File:Opensuse-12.1-en-kde-dolphin-preview.png&amp;filetimestamp=20111110201947"><draw:frame draw:style-name="fr4" draw:name="graphics17" text:anchor-type="as-char" svg:width="1.2709in" svg:height="1.0209in" draw:z-index="45"><draw:image xlink:href="http://en.opensuse.org/images/thumb/6/69/Opensuse-12.1-en-kde-dolphin-preview.png/120px-Opensuse-12.1-en-kde-dolphin-preview.png" xlink:type="simple" xlink:show="embed" xlink:actuate="onLoad"/></draw:frame></draw:a></text:p>
            <text:p text:style-name="P39">File Manager Preview </text:p>
          </table:table-cell>
          <table:table-cell table:style-name="Table1.A1" office:value-type="string">
            <text:p text:style-name="P40"><draw:a xlink:type="simple" xlink:href="http://en.opensuse.org/index.php?title=File:Opensuse-12.1-en-kde-gwenview.png&amp;filetimestamp=20111110202053"><draw:frame draw:style-name="fr4" draw:name="graphics18" text:anchor-type="as-char" svg:width="1.2709in" svg:height="1.0209in" draw:z-index="46"><draw:image xlink:href="http://en.opensuse.org/images/thumb/4/4a/Opensuse-12.1-en-kde-gwenview.png/120px-Opensuse-12.1-en-kde-gwenview.png" xlink:type="simple" xlink:show="embed" xlink:actuate="onLoad"/></draw:frame></draw:a></text:p>
            <text:p text:style-name="P39">Image Viewer </text:p>
          </table:table-cell>
        </table:table-row>
        <table:table-row>
          <table:table-cell table:style-name="Table1.A1" office:value-type="string">
            <text:p text:style-name="P40"><draw:a xlink:type="simple" xlink:href="http://en.opensuse.org/index.php?title=File:Opensuse-12.1-en-kde-digiKam.png&amp;filetimestamp=20111110201930"><draw:frame draw:style-name="fr4" draw:name="graphics19" text:anchor-type="as-char" svg:width="1.2709in" svg:height="1.0209in" draw:z-index="47"><draw:image xlink:href="http://en.opensuse.org/images/thumb/7/73/Opensuse-12.1-en-kde-digiKam.png/120px-Opensuse-12.1-en-kde-digiKam.png" xlink:type="simple" xlink:show="embed" xlink:actuate="onLoad"/></draw:frame></draw:a></text:p>
            <text:p text:style-name="P39">Photo Manager </text:p>
          </table:table-cell>
          <table:table-cell table:style-name="Table1.A1" office:value-type="string">
            <text:p text:style-name="P40"><draw:a xlink:type="simple" xlink:href="http://en.opensuse.org/index.php?title=File:Opensuse-12.1-en-kde-kaffeine.png&amp;filetimestamp=20111110202247"><draw:frame draw:style-name="fr4" draw:name="graphics20" text:anchor-type="as-char" svg:width="1.2709in" svg:height="1.0209in" draw:z-index="48"><draw:image xlink:href="http://en.opensuse.org/images/thumb/f/f4/Opensuse-12.1-en-kde-kaffeine.png/120px-Opensuse-12.1-en-kde-kaffeine.png" xlink:type="simple" xlink:show="embed" xlink:actuate="onLoad"/></draw:frame></draw:a></text:p>
            <text:p text:style-name="P39">Video Player </text:p>
          </table:table-cell>
          <table:table-cell table:style-name="Table1.A1" office:value-type="string">
            <text:p text:style-name="P40"><draw:a xlink:type="simple" xlink:href="http://en.opensuse.org/index.php?title=File:OpenSUSE_12_1_KDE_Amarok.png&amp;filetimestamp=20111113132536"><draw:frame draw:style-name="fr4" draw:name="graphics21" text:anchor-type="as-char" svg:width="1.2709in" svg:height="0.7189in" draw:z-index="49"><draw:image xlink:href="http://en.opensuse.org/images/thumb/0/06/OpenSUSE_12_1_KDE_Amarok.png/120px-OpenSUSE_12_1_KDE_Amarok.png" xlink:type="simple" xlink:show="embed" xlink:actuate="onLoad"/></draw:frame></draw:a></text:p>
            <text:p text:style-name="P39">Audio Player </text:p>
          </table:table-cell>
          <table:table-cell table:style-name="Table1.A1" office:value-type="string">
            <text:p text:style-name="P40"><draw:a xlink:type="simple" xlink:href="http://en.opensuse.org/index.php?title=File:OpenSUSE_12_1_KDE_Kontact.png&amp;filetimestamp=20111113130233"><draw:frame draw:style-name="fr4" draw:name="graphics22" text:anchor-type="as-char" svg:width="1.2709in" svg:height="0.7189in" draw:z-index="50"><draw:image xlink:href="http://en.opensuse.org/images/thumb/c/ce/OpenSUSE_12_1_KDE_Kontact.png/120px-OpenSUSE_12_1_KDE_Kontact.png" xlink:type="simple" xlink:show="embed" xlink:actuate="onLoad"/></draw:frame></draw:a></text:p>
            <text:p text:style-name="P39">Personal Information Manager </text:p>
          </table:table-cell>
        </table:table-row>
        <table:table-row>
          <table:table-cell table:style-name="Table1.A1" office:value-type="string">
            <text:p text:style-name="P40"><draw:a xlink:type="simple" xlink:href="http://en.opensuse.org/index.php?title=File:OpenSUSE_12_1_KDE_KMail.png&amp;filetimestamp=20111113130309"><draw:frame draw:style-name="fr4" draw:name="graphics23" text:anchor-type="as-char" svg:width="1.2709in" svg:height="0.7189in" draw:z-index="51"><draw:image xlink:href="http://en.opensuse.org/images/thumb/8/82/OpenSUSE_12_1_KDE_KMail.png/120px-OpenSUSE_12_1_KDE_KMail.png" xlink:type="simple" xlink:show="embed" xlink:actuate="onLoad"/></draw:frame></draw:a></text:p>
            <text:p text:style-name="P39"><text:soft-page-break/>Mail Client </text:p>
          </table:table-cell>
          <table:table-cell table:style-name="Table1.A1" office:value-type="string">
            <text:p text:style-name="P40"><draw:a xlink:type="simple" xlink:href="http://en.opensuse.org/index.php?title=File:OpenSUSE_12_1_KDE_Akregator.png&amp;filetimestamp=20111113125952"><draw:frame draw:style-name="fr4" draw:name="graphics24" text:anchor-type="as-char" svg:width="1.2709in" svg:height="0.7189in" draw:z-index="52"><draw:image xlink:href="http://en.opensuse.org/images/thumb/6/6e/OpenSUSE_12_1_KDE_Akregator.png/120px-OpenSUSE_12_1_KDE_Akregator.png" xlink:type="simple" xlink:show="embed" xlink:actuate="onLoad"/></draw:frame></draw:a></text:p>
            <text:p text:style-name="P39"><text:soft-page-break/>RSS Feed Reader </text:p>
          </table:table-cell>
          <table:table-cell table:style-name="Table1.A1" office:value-type="string">
            <text:p text:style-name="P40"><draw:a xlink:type="simple" xlink:href="http://en.opensuse.org/index.php?title=File:OpenSUSE_12_1_KDE_Sysinfo.png&amp;filetimestamp=20111113131128"><draw:frame draw:style-name="fr4" draw:name="graphics25" text:anchor-type="as-char" svg:width="1.2709in" svg:height="0.7189in" draw:z-index="53"><draw:image xlink:href="http://en.opensuse.org/images/thumb/3/34/OpenSUSE_12_1_KDE_Sysinfo.png/120px-OpenSUSE_12_1_KDE_Sysinfo.png" xlink:type="simple" xlink:show="embed" xlink:actuate="onLoad"/></draw:frame></draw:a></text:p>
            <text:p text:style-name="P39"><text:soft-page-break/>Sysinfo </text:p>
          </table:table-cell>
          <table:table-cell table:style-name="Table1.A1" office:value-type="string">
            <text:p text:style-name="P40"><draw:a xlink:type="simple" xlink:href="http://en.opensuse.org/index.php?title=File:Opensuse-12.1-en-kde-firefox.png&amp;filetimestamp=20111110202029"><draw:frame draw:style-name="fr4" draw:name="graphics26" text:anchor-type="as-char" svg:width="1.2709in" svg:height="1.0209in" draw:z-index="54"><draw:image xlink:href="http://en.opensuse.org/images/thumb/c/c8/Opensuse-12.1-en-kde-firefox.png/120px-Opensuse-12.1-en-kde-firefox.png" xlink:type="simple" xlink:show="embed" xlink:actuate="onLoad"/></draw:frame></draw:a><text:soft-page-break/></text:p>
            <text:p text:style-name="P39">Firefox Browser </text:p>
          </table:table-cell>
        </table:table-row>
      </table:table>
      <text:h text:style-name="Heading_20_5" text:outline-level="5"><text:bookmark text:name="Plasma_Active_One_is_optionally_available"/>Plasma Active One is optionally available</text:h>
      <text:p text:style-name="Text_20_body">The fresh and innovative <text:a xlink:type="simple" xlink:href="http://community.kde.org/Plasma/Active">Plasma Active</text:a> interface for tablets and mobile devices is available for openSUSE 12.1. It is not an integral part of this release, as it still depends on a number of unreleased technologies but we plan to have Plasma Active as part of openSUSE 12.2. </text:p>
      <text:p text:style-name="Text_20_body"><text:span text:style-name="T1">Plasma Active</text:span> Plasma Active aims at creating a cross-device user experience for emerging devices such as tablet computers, media centers, smartphones, and more. It builds on the Linux stack with X11, Qt and the KDE libraries. The user interface is designed using Plasma Quick, a declarative markup language allowing for organic user interface design based on Qt Quick. </text:p>
      <text:p text:style-name="Text_20_body">The first release, <text:a xlink:type="simple" xlink:href="http://kde.org/announcements/plasma-active-one/">Plasma Active One</text:a> fully focuses on tablet computers. Plasma Active Tablet's user experience is designed around the web, social networks and multimedia content. Packages for openSUSE are offered in the <text:a xlink:type="simple" xlink:href="https://build.opensuse.org/project/show?project=KDE%3AActive">Plasma Active</text:a> repository. </text:p>
      <text:h text:style-name="Heading_20_5" text:outline-level="5"><text:bookmark text:name="More_available_on_OBS"/>More available on OBS</text:h>
      <text:p text:style-name="Text_20_body">The openSUSE KDE team offers a host of other not-yet-ready technologies available on the XXXXXXX page. Just for Alin Marin Elena :D </text:p>
      <text:h text:style-name="Heading_20_4" text:outline-level="4"><text:bookmark text:name="GNOME_3.2"/>GNOME 3.2 </text:h>
      <text:p text:style-name="Text_20_body">After shipping a technical preview of <text:a xlink:type="simple" xlink:href="http://www.gnome.org/gnome-3/">GNOME 3</text:a> with 11.4, openSUSE 12.1 replaces the GNOME 2.x series with the latest GNOME 3.2 desktop for the openSUSE GNOME users. With many improvements based on the feedback of the openSUSE community and the wider Free Software community, numerous usability and application changes have been incorporated. </text:p>
      <text:p text:style-name="Text_20_body"><text:span text:style-name="T1">GNOME Shell</text:span> brings a fresh user interface that is designed from the scratch to satisfy the needs of today's users. The interface focuses on getting out of the way and providing unobtrusive yet powerful notifications and deep integration of calendar, chat and other technologies. The UI elements and workflows are designed to be touch-friendly for use on tablets or desktops with a touch screen. By using the 3D acceleration capabilities provided by most of the computers these days, pleasing animations are used to give users an aesthetic look and feel and a much easier way of switching between applications. Read on for more details on what is new in GNOME 3.2. </text:p>
      <text:h text:style-name="Heading_20_5" text:outline-level="5"><text:bookmark text:name="What_is_new_in_GNOME_Shell_3.2"/>What is new in GNOME Shell 3.2 </text:h>
      <text:p text:style-name="Text_20_body">Various minor tweaks and major features are incorporated into this release based on user feedback. openSUSE 12.1 ships the alt-status-menu extension to make various computer operations easily accessible. Some examples: </text:p>
      <text:list xml:id="list1583874075" text:style-name="L19">
        <text:list-item>
          <text:p text:style-name="P23">It is now easier to resize windows and titlebars, buttons and other controls are a bit less tall, making GNOME easier to use on small screens. </text:p>
        </text:list-item>
        <text:list-item>
          <text:p text:style-name="P23">Notifications now include a counter so you can see how many mails or chats messages are waiting for you and Shell now also shows media device notifications. </text:p>
        </text:list-item>
        <text:list-item>
          <text:p text:style-name="P23">The focus-follows-mouse feature has been improved and while it is not perfect yet, it will suffice for most usecases. </text:p>
        </text:list-item>
        <text:list-item>
          <text:p text:style-name="P23">The System Settings have been improved, showing links to other relevant settings and has integrated color management </text:p>
        </text:list-item>
        <text:list-item>
          <text:p text:style-name="P4">GNOME Shell battery power status now shows how much power you have left </text:p>
        </text:list-item>
      </text:list>
      <text:h text:style-name="Heading_20_5" text:outline-level="5"><text:bookmark text:name="Communication_in_GNOME_Shell"/><text:soft-page-break/>Communication in GNOME Shell </text:h>
      <text:p text:style-name="Text_20_body">Compared to any prior release of GNOME, the instant messaging workflow is much improved in GNOME Shell 3.2. You can receive chats, reply to messages, approve / deny friendship requests, call requests, all without having to launch the IM application explicitly. You can change the status of your machine from a centralized place so that all the IM accounts reflect the status change. Error and new message notifications are so well integrated in GNOME shell so that you will not have focus stealing popups but only unobtrusive animations notifying you what is going on. </text:p>
      <text:p text:style-name="Text_20_body">A new "Online Accounts" feature enables users to create online accounts. Accounts created will be seamlessly available for various applications throughout the desktop experience. For example, if you create a Google Account, your Google Docs documents will be available in the new Document browser, your Google contacts will be available in empathy for IM, and the calendar shows your appointments. <text:a xlink:type="simple" xlink:href="http://library.gnome.org/misc/release-notes/3.2/figures/gnome-documents-google.png.en">http://library.gnome.org/misc/release-notes/3.2/figures/gnome-documents-google.png.en</text:a> </text:p>
      <text:h text:style-name="Heading_20_5" text:outline-level="5"><text:bookmark text:name="What_is_new_in_the_GNOME_3.2_Applications"/>What is new in the GNOME 3.2 Applications </text:h>
      <text:p text:style-name="Text_20_body">The new GNOME 3 libraries bring many improvements to GNOME 3 applications. Some examples: </text:p>
      <text:list xml:id="list912303188" text:style-name="L20">
        <text:list-item>
          <text:p text:style-name="P24">File open dialogs in applications now show a list of recent files and directories </text:p>
        </text:list-item>
        <text:list-item>
          <text:p text:style-name="P24">Better performance and a new theme </text:p>
        </text:list-item>
        <text:list-item>
          <text:p text:style-name="P24">A redesigned Font chooser dialog </text:p>
        </text:list-item>
        <text:list-item>
          <text:p text:style-name="P5">A new on-screen keyboard and a number of other accessibility enhancements </text:p>
        </text:list-item>
      </text:list>
      <text:p text:style-name="Text_20_body">Moreover, the individual applications have seen many features and bugfixes, read on for a quick overview. A new people-focused <text:span text:style-name="T1">Contacts"' application is shipped which can work with Evolution and Empathy in the background, providing you with a unified addressbook for your desktop. </text:span></text:p>
      <text:p text:style-name="Text_20_body"><text:span text:style-name="T1">Empathy</text:span>, the GNOME IM application has got a lot of improvements. You can easily search your logs visually filtering on various parameters such as Who, When. </text:p>
      <text:p text:style-name="Text_20_body"><text:a xlink:type="simple" xlink:href="http://library.gnome.org/misc/release-notes/3.2/figures/empathy-log.png.en">http://library.gnome.org/misc/release-notes/3.2/figures/empathy-log.png.en</text:a> NetworkManager-gnome version 0.9 provides fast user switching, improved WiFi roaming, WiMAX support, flexible permissions and centralized storage of network connection information. </text:p>
      <text:p text:style-name="Text_20_body">Not to be left out of the party, GNOME 3.2 includes robust color management support as well, including the new GNOME Color Manager wizard for calibrating displays using either ICC profiles or a Huey hardware colorimeter. <text:a xlink:type="simple" xlink:href="http://projects.gnome.org/gnome-color-manager/screenshots.html">[1]</text:a> </text:p>
      <text:p text:style-name="Text_20_body">File manager <text:span text:style-name="T1">Nautilus</text:span> has seen a major overhaul for GNOME 3, with an improved Places sidebar, a new <text:span text:style-name="T2">Connect to server</text:span> dialog and a quick preview function which can be triggered by 'space'. </text:p>
      <text:p text:style-name="Text_20_body">Many smaller improvements include new and configurable effects in the Webcam application <text:span text:style-name="T1">Cheese</text:span>, bookmark support in PDF viewer <text:span text:style-name="T1">Evince</text:span>, plugins for image viewer <text:span text:style-name="T1">Eye of GNOME</text:span> and improved streaming support for video and audio in media player Totem. </text:p>
      <text:p text:style-name="Text_20_body">Read more about <text:a xlink:type="simple" xlink:href="http://library.gnome.org/misc/release-notes/3.2/">GNOME 3.2 in the official announcement</text:a> and find more GNOME applications in the sections below. </text:p>
      <table:table table:name="Table2" table:style-name="Table2">
        <table:table-column table:style-name="Table2.A"/>
        <table:table-column table:style-name="Table2.B"/>
        <table:table-column table:style-name="Table2.C"/>
        <table:table-column table:style-name="Table2.A"/>
        <table:table-row>
          <table:table-cell table:style-name="Table2.A1" office:value-type="string">
            <text:p text:style-name="P40"><draw:a xlink:type="simple" xlink:href="http://en.opensuse.org/index.php?title=File:OpenSUSE_12.1_GNOME_desktop.png&amp;filetimestamp=20111017221835"><draw:frame draw:style-name="fr4" draw:name="graphics27" text:anchor-type="as-char" svg:width="1.2709in" svg:height="0.7189in" draw:z-index="24"><draw:image xlink:href="http://en.opensuse.org/images/thumb/c/cf/OpenSUSE_12.1_GNOME_desktop.png/120px-OpenSUSE_12.1_GNOME_desktop.png" xlink:type="simple" xlink:show="embed" xlink:actuate="onLoad"/></draw:frame></draw:a></text:p>
            <text:p text:style-name="P39">Desktop </text:p>
          </table:table-cell>
          <table:table-cell table:style-name="Table2.A1" office:value-type="string">
            <text:p text:style-name="P40"><draw:a xlink:type="simple" xlink:href="http://en.opensuse.org/index.php?title=File:OpenSUSE_12.1_GNOME_activities.png&amp;filetimestamp=20111017222028"><draw:frame draw:style-name="fr4" draw:name="graphics28" text:anchor-type="as-char" svg:width="1.2709in" svg:height="0.7189in" draw:z-index="25"><draw:image xlink:href="http://en.opensuse.org/images/thumb/9/9f/OpenSUSE_12.1_GNOME_activities.png/120px-OpenSUSE_12.1_GNOME_activities.png" xlink:type="simple" xlink:show="embed" xlink:actuate="onLoad"/></draw:frame></draw:a></text:p>
            <text:p text:style-name="P39">Activities </text:p>
          </table:table-cell>
          <table:table-cell table:style-name="Table2.A1" office:value-type="string">
            <text:p text:style-name="P40"><draw:a xlink:type="simple" xlink:href="http://en.opensuse.org/index.php?title=File:OpenSUSE_12.1_GNOME_eog.png&amp;filetimestamp=20111017222122"><draw:frame draw:style-name="fr4" draw:name="graphics29" text:anchor-type="as-char" svg:width="1.2709in" svg:height="0.7189in" draw:z-index="26"><draw:image xlink:href="http://en.opensuse.org/images/thumb/d/d5/OpenSUSE_12.1_GNOME_eog.png/120px-OpenSUSE_12.1_GNOME_eog.png" xlink:type="simple" xlink:show="embed" xlink:actuate="onLoad"/></draw:frame></draw:a></text:p>
            <text:p text:style-name="P39">Picture Viewer </text:p>
          </table:table-cell>
          <table:table-cell table:style-name="Table2.A1" office:value-type="string">
            <text:p text:style-name="P40"><draw:a xlink:type="simple" xlink:href="http://en.opensuse.org/index.php?title=File:OpenSUSE_12.1_GNOME_nautilus.png&amp;filetimestamp=20111017222227"><draw:frame draw:style-name="fr4" draw:name="graphics30" text:anchor-type="as-char" svg:width="1.2709in" svg:height="0.7189in" draw:z-index="27"><draw:image xlink:href="http://en.opensuse.org/images/thumb/f/f1/OpenSUSE_12.1_GNOME_nautilus.png/120px-OpenSUSE_12.1_GNOME_nautilus.png" xlink:type="simple" xlink:show="embed" xlink:actuate="onLoad"/></draw:frame></draw:a></text:p>
            <text:p text:style-name="P39">File Manager </text:p>
          </table:table-cell>
        </table:table-row>
        <text:soft-page-break/>
        <table:table-row>
          <table:table-cell table:style-name="Table2.A1" office:value-type="string">
            <text:p text:style-name="P40"><draw:a xlink:type="simple" xlink:href="http://en.opensuse.org/index.php?title=File:OpenSUSE_12.1_GNOME_shotwell.png&amp;filetimestamp=20111017222301"><draw:frame draw:style-name="fr4" draw:name="graphics31" text:anchor-type="as-char" svg:width="1.2709in" svg:height="0.7189in" draw:z-index="28"><draw:image xlink:href="http://en.opensuse.org/images/thumb/3/34/OpenSUSE_12.1_GNOME_shotwell.png/120px-OpenSUSE_12.1_GNOME_shotwell.png" xlink:type="simple" xlink:show="embed" xlink:actuate="onLoad"/></draw:frame></draw:a></text:p>
            <text:p text:style-name="P39">Photo Manager </text:p>
          </table:table-cell>
          <table:table-cell table:style-name="Table2.A1" office:value-type="string">
            <text:p text:style-name="P40"><draw:a xlink:type="simple" xlink:href="http://en.opensuse.org/index.php?title=File:OpenSUSE_12.1_GNOME_totem.png&amp;filetimestamp=20111017222401"><draw:frame draw:style-name="fr4" draw:name="graphics32" text:anchor-type="as-char" svg:width="1.2709in" svg:height="0.7189in" draw:z-index="29"><draw:image xlink:href="http://en.opensuse.org/images/thumb/b/be/OpenSUSE_12.1_GNOME_totem.png/120px-OpenSUSE_12.1_GNOME_totem.png" xlink:type="simple" xlink:show="embed" xlink:actuate="onLoad"/></draw:frame></draw:a></text:p>
            <text:p text:style-name="P39">Video Player </text:p>
          </table:table-cell>
          <table:table-cell table:style-name="Table2.A1" office:value-type="string">
            <text:p text:style-name="P40"><draw:a xlink:type="simple" xlink:href="http://en.opensuse.org/index.php?title=File:OpenSUSE_12.1_GNOME_totem2.png&amp;filetimestamp=20111017222449"><draw:frame draw:style-name="fr4" draw:name="graphics33" text:anchor-type="as-char" svg:width="1.2709in" svg:height="0.7189in" draw:z-index="30"><draw:image xlink:href="http://en.opensuse.org/images/thumb/b/ba/OpenSUSE_12.1_GNOME_totem2.png/120px-OpenSUSE_12.1_GNOME_totem2.png" xlink:type="simple" xlink:show="embed" xlink:actuate="onLoad"/></draw:frame></draw:a></text:p>
            <text:p text:style-name="P39">Video Player (FullScreen) </text:p>
          </table:table-cell>
          <table:table-cell office:value-type="string">
            <text:p text:style-name="P38"/>
          </table:table-cell>
        </table:table-row>
      </table:table>
      <text:h text:style-name="Heading_20_4" text:outline-level="4"><text:bookmark text:name="LXDE_0.5"/>LXDE 0.5 </text:h>
      <text:p text:style-name="Text_20_body">This release of openSUSE comes with LXDE 0.5. There have been no major updates to this lightweight desktop for a while but minor improvements and bugfixes have been integrated. </text:p>
      <table:table table:name="Table3" table:style-name="Table3">
        <table:table-column table:style-name="Table3.A"/>
        <table:table-column table:style-name="Table3.B"/>
        <table:table-row>
          <table:table-cell table:style-name="Table3.A1" office:value-type="string">
            <text:p text:style-name="Table_20_Contents"><draw:a xlink:type="simple" xlink:href="http://en.opensuse.org/index.php?title=File:114_screenshots_lxde_menu.png&amp;filetimestamp=20110308163251"><draw:frame draw:style-name="fr4" draw:name="graphics34" text:anchor-type="as-char" svg:width="2.1043in" svg:height="1.5835in" draw:z-index="31"><draw:image xlink:href="http://en.opensuse.org/images/thumb/7/7e/114_screenshots_lxde_menu.png/200px-114_screenshots_lxde_menu.png" xlink:type="simple" xlink:show="embed" xlink:actuate="onLoad"/></draw:frame></draw:a> </text:p>
            <text:p text:style-name="Table_20_Contents"><draw:a xlink:type="simple" xlink:href="http://en.opensuse.org/index.php?title=File:114_screenshots_lxde_menu.png&amp;filetimestamp=20110308163251"><draw:frame draw:style-name="fr4" draw:name="graphics35" text:anchor-type="as-char" svg:width="0.1772in" svg:height="0.1354in" draw:z-index="32"><draw:image xlink:href="http://en.opensuse.org/skins/common/images/magnify-clip.png" xlink:type="simple" xlink:show="embed" xlink:actuate="onLoad"/></draw:frame></draw:a></text:p>
            <text:p text:style-name="Table_20_Contents">LXDE Menu</text:p>
          </table:table-cell>
          <table:table-cell table:style-name="Table3.A1" office:value-type="string">
            <text:p text:style-name="Table_20_Contents"><draw:a xlink:type="simple" xlink:href="http://en.opensuse.org/index.php?title=File:114_screenshots_lxde_filemanager_configuration.png&amp;filetimestamp=20110308163312"><draw:frame draw:style-name="fr4" draw:name="graphics36" text:anchor-type="as-char" svg:width="2.1043in" svg:height="1.5835in" draw:z-index="33"><draw:image xlink:href="http://en.opensuse.org/images/thumb/d/d2/114_screenshots_lxde_filemanager_configuration.png/200px-114_screenshots_lxde_filemanager_configuration.png" xlink:type="simple" xlink:show="embed" xlink:actuate="onLoad"/></draw:frame></draw:a> </text:p>
            <text:p text:style-name="Table_20_Contents"><draw:a xlink:type="simple" xlink:href="http://en.opensuse.org/index.php?title=File:114_screenshots_lxde_filemanager_configuration.png&amp;filetimestamp=20110308163312"><draw:frame draw:style-name="fr4" draw:name="graphics37" text:anchor-type="as-char" svg:width="0.1772in" svg:height="0.1354in" draw:z-index="34"><draw:image xlink:href="http://en.opensuse.org/skins/common/images/magnify-clip.png" xlink:type="simple" xlink:show="embed" xlink:actuate="onLoad"/></draw:frame></draw:a></text:p>
            <text:p text:style-name="Table_20_Contents">LXDE File Manager &amp; Configuration</text:p>
          </table:table-cell>
        </table:table-row>
      </table:table>
      <text:h text:style-name="Heading_20_4" text:outline-level="4"><text:bookmark text:name="Xfce_4.8"/>Xfce 4.8 </text:h>
      <text:p text:style-name="Text_20_body">openSUSE 12.1 ships '<text:span text:style-name="T1">Xfce 4.8'</text:span>. All Xfce components have been updated to the latest bugfix releases. The desktop has been polished further in terms of integration and branding. LightDM is now the default display manager reducing the dependencies on core GNOME components. The functionality provided in the default install should now be on par with GNOME/KDE desktops. </text:p>
      <text:p text:style-name="Text_20_body"/>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40"><draw:a xlink:type="simple" xlink:href="http://en.opensuse.org/index.php?title=File:OpenSUSE_12.1_Xfce_Login_Manager.png&amp;filetimestamp=20111104111827"><draw:frame draw:style-name="fr4" draw:name="graphics38" text:anchor-type="as-char" svg:width="1.2709in" svg:height="0.9272in" draw:z-index="35"><draw:image xlink:href="http://en.opensuse.org/images/thumb/f/fe/OpenSUSE_12.1_Xfce_Login_Manager.png/120px-OpenSUSE_12.1_Xfce_Login_Manager.png" xlink:type="simple" xlink:show="embed" xlink:actuate="onLoad"/></draw:frame></draw:a></text:p>
            <text:p text:style-name="P39">Login Manager </text:p>
          </table:table-cell>
          <table:table-cell table:style-name="Table4.A1" office:value-type="string">
            <text:p text:style-name="P40"><draw:a xlink:type="simple" xlink:href="http://en.opensuse.org/index.php?title=File:OpenSUSE_12.1_Xfce_Desktop.png&amp;filetimestamp=20111104111947"><draw:frame draw:style-name="fr4" draw:name="graphics39" text:anchor-type="as-char" svg:width="1.2709in" svg:height="0.9583in" draw:z-index="36"><draw:image xlink:href="http://en.opensuse.org/images/thumb/3/37/OpenSUSE_12.1_Xfce_Desktop.png/120px-OpenSUSE_12.1_Xfce_Desktop.png" xlink:type="simple" xlink:show="embed" xlink:actuate="onLoad"/></draw:frame></draw:a></text:p>
            <text:p text:style-name="P39">Desktop </text:p>
          </table:table-cell>
          <table:table-cell table:style-name="Table4.A1" office:value-type="string">
            <text:p text:style-name="P40"><draw:a xlink:type="simple" xlink:href="http://en.opensuse.org/index.php?title=File:OpenSUSE_12.1_Xfce_Main_Menu.png&amp;filetimestamp=20111104112035"><draw:frame draw:style-name="fr4" draw:name="graphics40" text:anchor-type="as-char" svg:width="1.2709in" svg:height="0.9583in" draw:z-index="37"><draw:image xlink:href="http://en.opensuse.org/images/thumb/5/5a/OpenSUSE_12.1_Xfce_Main_Menu.png/120px-OpenSUSE_12.1_Xfce_Main_Menu.png" xlink:type="simple" xlink:show="embed" xlink:actuate="onLoad"/></draw:frame></draw:a></text:p>
            <text:p text:style-name="P39">Main Menu </text:p>
          </table:table-cell>
          <table:table-cell table:style-name="Table4.A1" office:value-type="string">
            <text:p text:style-name="P40"><draw:a xlink:type="simple" xlink:href="http://en.opensuse.org/index.php?title=File:OpenSUSE_12.1_Xfce_Update_Notifier.png&amp;filetimestamp=20111104112143"><draw:frame draw:style-name="fr4" draw:name="graphics41" text:anchor-type="as-char" svg:width="1.2709in" svg:height="0.9583in" draw:z-index="38"><draw:image xlink:href="http://en.opensuse.org/images/thumb/9/98/OpenSUSE_12.1_Xfce_Update_Notifier.png/120px-OpenSUSE_12.1_Xfce_Update_Notifier.png" xlink:type="simple" xlink:show="embed" xlink:actuate="onLoad"/></draw:frame></draw:a></text:p>
            <text:p text:style-name="P39">New Update Notifier </text:p>
          </table:table-cell>
        </table:table-row>
      </table:table>
      <text:h text:style-name="Heading_20_4" text:outline-level="4"><text:bookmark text:name="KDE_3"/>KDE 3 </text:h>
      <text:p text:style-name="Text_20_body">KDE 3 is again available for openSUSE after a gap of four releases. While it does not ship with the default DVD, it is available for installation from the official repository. This became possible due to unique features of the Open Build Service which greatly simplifies maintenance. </text:p>
      <text:p text:style-name="Text_20_body">Besides this, an additional community-supported repository KDE:KDE3 currently provides more KDE 3 related software than was ever available for any KDE 3-based distribution. </text:p>
      <text:p text:style-name="Text_20_body">KDE 3 received a number of security patches and bug fixes since its last release, contributed by enthusiasts from different projects which aim at continuation of KDE 3, such as Chakra and Alt Linux as well as openSUSE KDE3 team itself. One of the changes is a rewritten mediamanager which does not depend on HAL any longer. </text:p>
      <table:table table:name="Table5" table:style-name="Table5">
        <table:table-column table:style-name="Table5.A" table:number-columns-repeated="2"/>
        <text:soft-page-break/>
        <table:table-row>
          <table:table-cell table:style-name="Table5.A1" office:value-type="string">
            <text:p text:style-name="P40"><draw:a xlink:type="simple" xlink:href="http://en.opensuse.org/index.php?title=File:OpenSUSE_12.1_KDE3_Desktop.png&amp;filetimestamp=20111111034811"><draw:frame draw:style-name="fr4" draw:name="graphics42" text:anchor-type="as-char" svg:width="1.2709in" svg:height="0.9583in" draw:z-index="55"><draw:image xlink:href="http://en.opensuse.org/images/thumb/c/cc/OpenSUSE_12.1_KDE3_Desktop.png/120px-OpenSUSE_12.1_KDE3_Desktop.png" xlink:type="simple" xlink:show="embed" xlink:actuate="onLoad"/></draw:frame></draw:a></text:p>
            <text:p text:style-name="P39">Desktop </text:p>
          </table:table-cell>
          <table:table-cell table:style-name="Table5.A1" office:value-type="string">
            <text:p text:style-name="P40"><draw:a xlink:type="simple" xlink:href="http://en.opensuse.org/index.php?title=File:OpenSUSE_12.1_KDE3_Kickoff.png&amp;filetimestamp=20111111034934"><draw:frame draw:style-name="fr4" draw:name="graphics43" text:anchor-type="as-char" svg:width="1.2709in" svg:height="0.9583in" draw:z-index="56"><draw:image xlink:href="http://en.opensuse.org/images/thumb/1/11/OpenSUSE_12.1_KDE3_Kickoff.png/120px-OpenSUSE_12.1_KDE3_Kickoff.png" xlink:type="simple" xlink:show="embed" xlink:actuate="onLoad"/></draw:frame></draw:a></text:p>
            <text:p text:style-name="P39">Kickoff menu </text:p>
          </table:table-cell>
        </table:table-row>
      </table:table>
      <text:h text:style-name="Heading_20_3" text:outline-level="3"><text:bookmark text:name="New_and_updated_applications"/>New and updated applications </text:h>
      <text:p text:style-name="Text_20_body">On top of the kernel and other low-level tools, openSUSE provides a huge variety of console and graphical applications. These applications have been updated to the latest versions bringing many improvements in terms of features and bugfixes. </text:p>
      <text:h text:style-name="Heading_20_4" text:outline-level="4"><text:bookmark text:name="Web_browsers"/>Web browsers</text:h>
      <text:p text:style-name="Text_20_body">The web is important for modern computer users, and openSUSE has you covered with a selection of browsers Free Software has to offer. We ship a much faster Firefox, an innovative Opera, a well integrated Epiphany and a more stable Rekonq. New is Chromium, the fast and easy to use browser from Google. These browsers provide a wide range of rendering engines supporting the latest web standards. Read on to find out what is new in these browsers since we brought to you in openSUSE 11.4! </text:p>
      <text:p text:style-name="Text_20_body"><text:span text:style-name="T1">Firefox 7</text:span><text:line-break/>Since Firefox 4.0 in openSUSE 11.4, the project has moved to a more rapid release schedule and thus we present you with Mozilla's latest Firefox 7.0.1. Firefox has introduced support for new privacy features like do-not-track and much improved developer tools in the new "web developer" menu. End users will appreciate the many smaller and larger usability improvements like the URL bar highlighting the website domain and hiding the prefix. Last but not least, each subsequent Firefox release brought better performance, from faster loading of tabs to the large memory management improvements in Firefox 7 and of course support for the latest web standards. </text:p>
      <text:p text:style-name="Text_20_body"><text:span text:style-name="T1">Chromium 17</text:span><text:line-break/>Chromium, meet openSUSE 12.1 users. Users, meet Chromium. This venerable WebKit based web browser from Google is quickly gaining popularity and thus had to become part of the openSUSE distribution. With its simplified interface, great integration with Google services, separate processes so a crashing site can not take down the browser and the fastest JavaScript engine in the world, it will impress you with its speed and ease of use. The rapid release cycle of Chromium is hard to track — we ensure the latest is always available on your system so you do not have to worry about security or not being able to work with the latest websites. </text:p>
      <text:p text:style-name="Text_20_body"><text:span text:style-name="T1">Opera 11.52</text:span><text:line-break/>Opera 11.52 brings much improved Opera Link to sync your passwords between system and a better Speed Dial which now supports extensions, small webpages embedded in your Speed Dial. Another new feature is the Location support on websites like Google Maps. Opera also uses far less memory now and became a fair bit more stable. Of course, this release supports the latest HTML 5 and CSS 3 standards and features a faster JavaScript engine and smoother graphics. </text:p>
      <text:p text:style-name="Text_20_body"><text:span text:style-name="T1">Rekonq 0.8</text:span><text:line-break/>With Rekonq 0.8, openSUSE ships a second WebKit based browser. Built on Qt and the KDE Platform, this new release takes advantage of the many improvements in QtWebKit 2.2, bringing better stability and performance. New features include the Do-Not-Track feature, availability of history in restored tabs, and Third Party rule support in AdBlock. Usability has been given attention with much improved drag'n'drop support, an new SSL UI, optional VI-style navigation and <text:soft-page-break/>improved URL bar handling. </text:p>
      <text:p text:style-name="Text_20_body"><text:span text:style-name="T1">Epiphany from GNOME 3.2</text:span><text:line-break/>The third WebKit based browser, this time from the GNOME community, Epiphany, allows you to create Web Application links. These Web Applications show up in the application view of GNOME Shell and acts very much like real applications, opening links in new web browser windows and not showing a navigation bar or tabs. They also run in a process separate from the browser, so that crashes of Epiphany do not affect your web applications. </text:p>
      <text:h text:style-name="Heading_20_4" text:outline-level="4"><text:bookmark text:name="Office_and_desktop_publishing_applications"/>Office and desktop publishing applications</text:h>
      <text:p text:style-name="Text_20_body">openSUSE helps you get work done by providing a stable base and up to date productivity tools. The latest LibreOffice brings new features in most components as well as speed and stability improvements to this enterprise ready office suite. While Abiword, Gnumeric and KOffice are still at their latest stable versions, our additional repositories offer the innovative Calligra application suite as a choice. </text:p>
      <text:p text:style-name="Text_20_body"><text:span text:style-name="T1">Libreoffice 3.4.3</text:span><text:line-break/>The latest <text:a xlink:type="simple" xlink:href="http://libreoffice.org/"><text:span text:style-name="T1">Libreoffice</text:span></text:a> release brings a large number of additions and improvements like the ability to add and remove color charts, a named range as data source and supporting an unlimited number of fields in the DataPilot (now named Pivot Table), autofilter per sheet support, redesigned Move/Copy Sheet dialog, new Find toolbar, Greek Character mode for numbering in Writer, new 3D border types, internationalized font previews, and <text:a xlink:type="simple" xlink:href="http://wiki.documentfoundation.org/ReleaseNotes/3.4">much more</text:a>. As usual, much performance work was done decreasing the size of LibreOffice and improving startup speed. Text rendering and theming have received a major overhaul, making LibreOffice fitting better in your desktop. </text:p>
      <text:p text:style-name="Text_20_body"><text:span text:style-name="T1">Scribus 1.4</text:span><text:line-break/><text:a xlink:type="simple" xlink:href="http://www.scribus.net/"><text:span text:style-name="T1">Scribus</text:span></text:a> is the major Open Source Desktop Publishing tool available for Linux. Underneath a modern and user-friendly interface, Scribus supports professional publishing features, such as color separations, CMYK and Spot Color support, ICC color management, and versatile PDF creation. openSUSE ships a release candidate of Scribus 1.4 which has a large number of stability fixes over the release in openSUSE 11.4. </text:p>
      <text:p text:style-name="Text_20_body"><text:span text:style-name="T1">Calligra 2.4 beta 3</text:span><text:line-break/>The new <text:a xlink:type="simple" xlink:href="http://www.calligra-suite.org/">Calligra Suite</text:a>, the successor of KOffice in openSUSE, is not yet part of this release. However, most users report the current betas to be of <text:span text:style-name="T1">better quality than the latest KOffice release</text:span> and the openSUSE packagers have thus committed to provide a repository which will offer the latest Calligra releases. </text:p>
      <text:p text:style-name="Text_20_body">Specifically <text:span text:style-name="T1">targeting students and academic users</text:span> with the productivity part, Calligra brings much improved text handling and rendering, state of the art <text:span text:style-name="T1">import support for the Microsoft XML formats</text:span> and many stability and usability improvements to all applications. Words introduces handling of citations and bibliographies and an automatically updating Table of Content, better text tables, footer and header support and much more. Presentation application Stage has a new slide sorter and easier editing of notes with slides. Project Management application Plan introduces many new chart printing options and improved import from external data sources. Tables has improved support for large tables, rotated text, many new formulas, improved Microsoft Excel file support and much faster loading. </text:p>
      <text:p text:style-name="Text_20_body">Calligra also introduces two new applications: </text:p>
      <text:list xml:id="list1249367516" text:style-name="L21">
        <text:list-item>
          <text:p text:style-name="P25">Flow is a diagramming and flowcharting application in the spirit of Visio. </text:p>
        </text:list-item>
        <text:list-item>
          <text:p text:style-name="P6">Braindump is a note taking application that builds on the Calligra core and uses the full power of the openDocument Format to allow for text, images and even multimedia in the notes. </text:p>
        </text:list-item>
      </text:list>
      <text:p text:style-name="Text_20_body">Find a <text:a xlink:type="simple" xlink:href="http://www.calligra-suite.org/news/calligra-2-4-snapshot-1-tour/">Calligra Tour here</text:a>. </text:p>
      <text:p text:style-name="Text_20_body"><text:soft-page-break/>You can find the latest Calligra in the KDE teams <text:a xlink:type="simple" xlink:href="http://en.opensuse.org/KDE_repositories#Updated_applications_only">updated applications repository under Unstable</text:a>. Note that these applications are NOT up to the usual openSUSE standards yet! </text:p>
      <text:h text:style-name="Heading_20_4" text:outline-level="4"><text:bookmark text:name="Communication_and_groupware"/>Communication and groupware</text:h>
      <text:p text:style-name="Text_20_body">Of course, openSUSE ships a wide variety of groupware and Personal Information Management (PIM) solutions like email clients, chat applications, calendar tools and more. </text:p>
      <text:p text:style-name="Text_20_body"><text:span text:style-name="T1">KDE PIM</text:span><text:line-break/>Kontact, KDE’s groupware solution, has most components now ported to Akonadi. Once the initial bugs are ironed out, this will offer increased stability and performance, better connection to new services and sharing of communication information between more applications. The biggest change is the introduction of KMail 2. This application has the familiar interface, while under the surface, all mail storage and retrieval has been ported to use the powerful Akonadi cache. </text:p>
      <text:p text:style-name="Text_20_body">The openSUSE KDE team has put <text:span text:style-name="T1">significant efforts</text:span> in ensuring a smooth upgrade to KMail 2, but this is a significant change and the team will keep an eye out for further issues. Bugfixes will be provided through updates and users are encouraged to report problems and update their systems frequently. </text:p>
      <text:p text:style-name="Text_20_body">It should be noted that the move from KMail1 to KMail2 requires the <text:span text:style-name="T1">import/conversion of email data to Akonadi</text:span>. This process can take considerable time, measuring up to a day on slow systems with multiple gigabyte-sized mailboxes. It is possible to, instead of doing a migration, doing a clean start by moving the current data from the <text:span text:style-name="Teletype">~/.kde4/share/apps/kmail</text:span> directory to a backup location. If you have your data stored on a server and it is only cached locally, this should not cause you to loose data. In case of a downloading POP mail account, however, you will have to use the conversion process or import your mail separately. </text:p>
      <text:p text:style-name="Text_20_body">Also note that <text:span text:style-name="T1">Akonadi is a cache</text:span>, not a permanent storage system. This means that your mail should remain where it is — be it on a server or in a local directory. Akonadi will store a <text:span text:style-name="T1">copy</text:span> in its database, as well as extra information like ratings and the like, for fast search and retrieval. This essentially replaces the internal cache KMail1 employed for this purpose. Due to this design, Akonadi is very unlikely to lose user data, as it normally operates on a copy of it. Of course, actions like moving or removing mails are synced back to the original mail storage! </text:p>
      <text:p text:style-name="Text_20_body"><text:span text:style-name="T1">Evolution 3.2.1</text:span><text:line-break/>Evolution provides integrated mail, address book and calendaring functionality to users of the GNOME desktop. Version 3.2.1 has been ported over to the GNOME 3 infrastructure and offers a number of small improvements and bugfixes over the previous release. Also new in the openSUSE 12.1 Evolution is the Exchange Connector for Evolution, compatible with Exchange 2007 and later, allowing Evolution to work with Microsoft Exchange 2007 and 2010. Evolution also works with the Google contacts, calendar and mail services. </text:p>
      <text:p text:style-name="Text_20_body"><text:span text:style-name="T1">Thunderbird 7.0.1</text:span><text:line-break/>The latest <text:a xlink:type="simple" xlink:href="http://www.mozilla.org/thunderbird">Mozilla Thunderbird</text:a> email client shipped with openSUSE brings delivers faster performance, safer email experience, and a new add-ons manager. With over 390 improvements and performance enhancements, Thunderbird is more responsive, starts faster and is easier to use than ever. </text:p>
      <text:p text:style-name="Text_20_body">For example, the interface improvements like the improved RSS feeds and better Attachment management make handling your news and mail easier. Tabs can now be re-ordered or dragged into a new window and Thunderbird gives you control over the look and functionality of your email client with a gallery of hundreds of add-ons. The new Add-ons manager allows you to search the gallery in Thunderbird to install, remove, and manage the Add-ons. This release also adds support for technologies that make it easier for developers to build some of these amazing Add-ons, such as the Lightning Calendar, Conversation View, and Open Search. </text:p>
      <text:h text:style-name="Heading_20_4" text:outline-level="4"><text:bookmark text:name="Multimedia"/><text:soft-page-break/>Multimedia</text:h>
      <text:p text:style-name="Text_20_body">openSUSE comes with a number of prominent multimedia applications like the Amarok, Banshee and Rythmbox music players, DigiKam and Shotwell photo managers and the Marble virtual globe. Each of those has seen new releases with new features and bugfixes. </text:p>
      <text:h text:style-name="Heading_20_5" text:outline-level="5"><text:bookmark text:name="Music_Players"/>Music Players</text:h>
      <text:p text:style-name="Text_20_body">openSUSE comes with a large number of music players, from the well known Rythmbox, Banshee and Amarok to the less prominent like Juk, Totem, KMplayer, Dragon and Bangarang. </text:p>
      <text:p text:style-name="Text_20_body"><text:span text:style-name="T1">Banshee 2.2</text:span><text:line-break/>The new <text:a xlink:type="simple" xlink:href="http://banshee.fm/"><text:span text:style-name="T1">Banshee</text:span></text:a> comes with with lots of new extensions like an alarmclock, albumart writer, ampache, duplicated sound detector, jamendo, karaoke, live radio, lyrics and more. Other improvements include the ability to not only queue songs but also artists and albums and having the ability to play a queued song immediately after the current. There has been a number of UI improvements like putting the search next to the volume button, smaller icons in the source list, hidden counts for the libraries, named group separators and a resizable seek slider and search entry. Podcasts episodes are now shown in a grid, with several lines of description shown to help you find an appealing episode to enjoy. </text:p>
      <text:p text:style-name="Text_20_body"><text:span text:style-name="T1">Amarok 2.4.3 and Clementine 0.7.3</text:span><text:line-break/><text:a xlink:type="simple" xlink:href="http://amarok.kde.org/"><text:span text:style-name="T1">Amarok</text:span></text:a> introduces improved Dynamic Playlists and Internet Services including integration with Gpodder.net. The user interface has been improved with better drag and drop, automatic scrolling in the lyrics applet and the ability to scrobble the composer as artist to last.fm. Other than that, many bugs have been crushed and performance has improved a bit. For those not fond of the direction Amarok took with the 2.0 release, openSUSE ships <text:a xlink:type="simple" xlink:href="http://www.clementine-player.org/"><text:span text:style-name="T1">Clementine 0.7.3</text:span></text:a>. In this version, Clementine brings a new edit tag dialog which offers autocompletion and automatic music identification and missing-tag-fetching. CUE sheets are now supported, detected automatically and tracks will show up separately. Album covers are shown in the Library tab, deleted songs greyed out and much more. </text:p>
      <text:h text:style-name="Heading_20_5" text:outline-level="5"><text:bookmark text:name="Photo_managers.2C_editors_and_painting_applications"/>Photo managers, editors and painting applications</text:h>
      <text:p text:style-name="Text_20_body">openSUSE ships with a large number of graphics and painting applications. There have been major versions of DigiKam and Blender as well as minor improvements to most of the other applications. openSUSE 12.1 also comes with lots of ICC color management Profiles ready to go. </text:p>
      <text:p text:style-name="Text_20_body"><text:span text:style-name="T1">DigiKam 2.2</text:span> openSUSE 12.1 features the release of <text:span text:style-name="T1">DigiKam</text:span>, the result of more than a year of hard work since the DigiKam version in openSUSE 11.4. This version features long awaited technologies like face detection and recognition, image versioning support, XMP metadata sidecar files support, big improvements in tagging and marking photos, reversed geotagging and many other improvements, including a total of 258 fixed bugs. </text:p>
      <text:p text:style-name="Text_20_body">Close companion Kipi-plugins is released along with DigiKam 2.2. This release features new export tools to three web services — Yandex.Fotki, MediaWiki and Rajce. The GPSSync plugin now has the ability to do reverse geocoding. Also new is a plugin which is dedicated to creating photo album-like layouts. Finally, there has been extensive bugfixing. Find out more about DigiKam and read articles with tips and tricks <text:a xlink:type="simple" xlink:href="http://www.digikam.org/">on the DigiKam website</text:a>. </text:p>
      <text:p text:style-name="Text_20_body"><text:span text:style-name="T1">Inkscape 4.8.2</text:span> <text:a xlink:type="simple" xlink:href="http://inkscape.org/">Inkscape</text:a> is a powerful vector graphics editor using the W3C standard Scalable Vector Graphics (SVG) file format. It supports many advanced SVG features (markers, clones, alpha blending, etc.) and great care is taken in designing a streamlined interface. It is very easy to edit nodes, perform complex path operations, trace bitmaps and much more. The latest stable 4.8.2 version introduces a number of critical bugfixes and improvements to openSUSE 12.1. </text:p>
      <text:p text:style-name="Text_20_body"><text:span text:style-name="T1">Blender</text:span> This release is feature complete, offering the powerful UI, animation tools, rigging, modeling, shading, physics and particle tools and everything else Blender is known for. </text:p>
      <text:p text:style-name="Text_20_body"><text:soft-page-break/><text:span text:style-name="T1">Shotwell 0.11.5</text:span> The <text:span text:style-name="T2">Shotwell</text:span> photo organizer handles pictures based on a timeline. It also offers tagging and rating features and a host of image editing functions like rotating, cropping and adjustment of exposure, saturation and more. It can import photos from most cameras and from directories and publish photos and videos to Facebook, Flickr, Picasa Web Albums, and YouTube. The latest release introduces hierarchical trees for the tags, a new plugin framework, improved printing, a new crop tool and a new search bar as well as many smaller improvements to the user interface. New is also support for paired JPEG and RAW images, BMP, TIFF and other formats, and improved rendering of RAW files. This release also does automatic backups of the database and allows you to save searches. </text:p>
      <text:p text:style-name="Text_20_body"><text:span text:style-name="T1">F-spot 0.8.2-14</text:span> The easy to use <text:span text:style-name="T1">F-spot</text:span> photo manager features a very simple interface combined with powerful search, import, browse and edit functionality. Advanced capabilities are exporting EXIF and XMP metadata to your images, versioning of changes in the image editor and quite complete import functionality. This release does not introduce major new features or improvements. </text:p>
      <text:p text:style-name="Text_20_body"><text:span text:style-name="T1">GIMP 2.6.11</text:span> <text:a xlink:type="simple" xlink:href="http://www.gimp.org/"><text:span text:style-name="T1">GIMP</text:span></text:a> is a versatile graphics manipulation package offering a customizable interface and a large number of plugins to modify and improve photos. It can work with a huge variety of fileformats. 2.6.11 brings bugfixes for this popular photo manipulation program as well as some minor usability and performance improvements. </text:p>
      <text:p text:style-name="Text_20_body"><text:span text:style-name="T1">Krita and Karbon 2.4 Beta3</text:span> Two applications, part of the upcoming <text:a xlink:type="simple" xlink:href="http://www.calligra-suite.org/">Calligra 2.4</text:a> release, should not be missed in this overview. While they are not included in the standard openSUSE repositories, they offer some unique benefits many people will apreciate. </text:p>
      <text:p text:style-name="Text_20_body"><text:a xlink:type="simple" xlink:href="http://krita.org/"><text:span text:style-name="T1">Krita</text:span></text:a> is a sketching and painting tool, offering an end-to-end solution for creating digital painting files from scratch by masters. Fields of painting that Krita explicitly supports are concept art, creation of comics and textures for rendering. Modelled on existing real-world painting materials and workflows, Krita supports creative working by getting out of the way and with snappy response. Developed in close collaboration with a number of artists Krita 2.4 brings many user interface improvements as well as much better performance. New functionality like the ability to share patterns, gradients and brushes over the web and the huge number of unique brushes solidify Krita's position as the <text:span text:style-name="T1">premier Free Software sketching and drawing application</text:span>. </text:p>
      <text:p text:style-name="Text_20_body">The Karbon vector graphics application, also part of <text:a xlink:type="simple" xlink:href="http://www.calligra-suite.org/">Calligra 2.4</text:a>, has much better <text:span text:style-name="T1">support for the SVG standard</text:span> and introduces many new filters and effects while improving on its stability. You can find the latest Calligra in the KDE teams <text:a xlink:type="simple" xlink:href="http://en.opensuse.org/KDE_repositories#Updated_applications_only">updated applications repository under Unstable</text:a>. Note that these applications are NOT up to the usual openSUSE standards yet! </text:p>
      <text:h text:style-name="Heading_20_5" text:outline-level="5"><text:bookmark text:name="Video_editors_and_3D_modelling"/>Video editors and 3D modelling</text:h>
      <text:p text:style-name="Text_20_body">Out of the box, openSUSE does not ship multimedia support due to legal and patent worries in a number of countries. However, if it is legal for you to play your music and videos, you can find information on the <text:a xlink:type="simple" xlink:href="http://opensuse-community.org/Multimedia">openSUSE-community Multimedia</text:a> and <text:a xlink:type="simple" xlink:href="http://opensuse-community.org/Restricted_Formats">Restricted formats</text:a> pages on how to obtain the needed codecs. The <text:a xlink:type="simple" xlink:href="http://packman.links2linux.de/">Packman</text:a> project offers the codecs and also packages a number of related applications like the excellent <text:a xlink:type="simple" xlink:href="http://www.kdenlive.org/">Kdenlive</text:a> and <text:a xlink:type="simple" xlink:href="http://www.openshotvideo.com/">openshot</text:a> video editors. </text:p>
      <text:p text:style-name="Text_20_body"><text:span text:style-name="T1">Kdenlive 0.8.2</text:span> <text:span text:style-name="T1">Kdenlive</text:span> claims to be the most advanced video editor available on Linux today. It supports virtually any camera and codec thanks to the <text:a xlink:type="simple" xlink:href="http://www.ffmpeg.org/">FFMPEG</text:a> and <text:a xlink:type="simple" xlink:href="http://www.mltframework.org/">MLT</text:a> frameworks it builds upon. It is a multitrack editor with a timeline and an unlimited number of video and audio tracks. Thanks to the <text:a xlink:type="simple" xlink:href="http://www.piksel.org/frei0r">Frei0r</text:a> framework, Kdenlive offers a large number of effects and transitions and lets you add your own. It renders videos in a separate thread while you keep working and allows you to pause, stop and restart rendering. The latest 0.8.2 version fixes over 140 stability issues and introduces an automated backup feature to avoid the loss of any data. Check the <text:a xlink:type="simple" xlink:href="http://www.kdenlive.org/users/j-b-m/kdenlive-082-released">announcement</text:a> for more information. </text:p>
      <text:p text:style-name="Text_20_body"><text:span text:style-name="T1">OpenShot 1.4</text:span> The <text:span text:style-name="T1">OpenShot</text:span> video editor has a more easy to use interface and offers features like 3D animations, HD video support, as well as Clip resizing, scaling, trimming, snapping, and <text:soft-page-break/>cutting, Video transitions with real-time previews, Compositing, image overlays, watermarks, Title templates, title creation, sub-titles and support for Rotoscoping / Image sequences. <text:a xlink:type="simple" xlink:href="http://vimeo.com/29465427">watch the video of the 1.4 release</text:a> or <text:a xlink:type="simple" xlink:href="http://www.openshot.org/features/">check out the openshot features</text:a> online. </text:p>
      <text:p text:style-name="Text_20_body"><text:span text:style-name="T1">Audacity 1.3.13</text:span> For audio editing, <text:span text:style-name="T1">Audacity</text:span> offers a powerful set of features. Audacity lets you record live audio or convert existing music into digital data. It can also edit files, mixing the music or changing it with a variety of effects. These include echo, a phase changer, equalization, normalization and a number of effects to clean up hiss, noise and other mess. Additional plugins are availble with the VST and LADSPA plug-ins compatibility. Recording up to 96 kHz and 32 bit is available with high-quality sample rate conversion and there is a number of spectrum analysis tools for your viewing pleasure. </text:p>
      <text:p text:style-name="Text_20_body">This release, while part of the beta series, is quite stable. Compared to the 1.3.12 version in the previous openSUSE release, there has been a number of improvements to the effects, a new Device Toolbar showing all input and output devices has been introduced and the new "Sync-lock Tracks" feature allows groups of audio and/or label tracks to retain synchronisation when the track length changes. There has also been a fair number of bugfixes and some other smaller improvements. </text:p>
      <text:p text:style-name="Text_20_body"><text:span text:style-name="T1">PiTiVi 0.15</text:span> openSUSE does ship the simple [<text:a xlink:type="simple" xlink:href="http://www.pitivi.org/">http://www.pitivi.org/</text:a> <text:span text:style-name="T1">PiTiVi</text:span> video editor in the main repositories. PiTiVi is more intuitive and easy to use video editor compared to OpenShot and Kdenlive, but does not offer the depth of input and output formats, camera support and effects the others do. </text:p>
      <text:p text:style-name="Text_20_body"><text:span text:style-name="T1">Blender 2.59</text:span> The well known <text:a xlink:type="simple" xlink:href="http://www.blender.org/">Blender</text:a> 3D content creation suite (3D modeller and video editor) is also part of openSUSE 12.1 with the stable 2.59 version. This third stable release in the 2.5 series brings big improvements in stability with many hundreds of bugs fixed. There is also a number of new features, including 3D mouse support and many UI improvements like the custom keymaps support and the camera locking. Sculpting, the warp modifier and the node editor have also been heavily improved. The biggest changes in the addons include: </text:p>
      <text:list xml:id="list552768191" text:style-name="L22">
        <text:list-item>
          <text:p text:style-name="P26">the new Ivy Generator can grow curves over an existing mesh, </text:p>
        </text:list-item>
        <text:list-item>
          <text:p text:style-name="P26">the Sapling addon generates trees </text:p>
        </text:list-item>
        <text:list-item>
          <text:p text:style-name="P26">Mesh inset can inset individual faces or a selected region. </text:p>
        </text:list-item>
        <text:list-item>
          <text:p text:style-name="P26">Grease scatter can scatter objects along predefined lines </text:p>
        </text:list-item>
        <text:list-item>
          <text:p text:style-name="P7">much, much more. </text:p>
        </text:list-item>
      </text:list>
      <text:p text:style-name="Text_20_body">openSUSE of course delivers far more multimedia applications to you, from the GStreamer framework to less known music players and a myriad of tools. </text:p>
      <text:h text:style-name="Heading_20_4" text:outline-level="4"><text:bookmark text:name="Security_and_administration_tools"/>Security and administration tools</text:h>
      <text:p text:style-name="Text_20_body">openSUSE has always been a powertool for system adminstrators around the world and openSUSE 12.1 builds on this strong foundation. It is not only the powerful YaST which is appreciated, but also the many tools available with openSUSE. This release brings major improvements to AppArmor, the new Shorewall gateway/firewall configuration application, a big update to the Performance Co-Pilot tool, an extended WebYaST and much more. </text:p>
      <text:p text:style-name="Text_20_body"><text:span text:style-name="T1">AppArmor 2.7 rc1</text:span><text:line-break/>openSUSE 12.1 ships with the latest available <text:a xlink:type="simple" xlink:href="http://apparmor.net/">AppArmor</text:a> to ensure sys admins can easily secure their servers. <text:a xlink:type="simple" xlink:href="http://www.suse.com/support/security/apparmor/">Initially developed by SUSE</text:a>, AppArmor is part of the Linux kernel now and openSUSE has the userspace components available. It is only in these userspace components that AppArmor ships changes compared to the previous release in openSUSE 11.4. Major features since AppArmor 2.5 include a working desktop notifier and automatic profile update for samba shares. And of course many other profile updates, bugfixes and better performance. </text:p>
      <text:p text:style-name="Text_20_body"><text:span text:style-name="T1">Shorewall 4.4.24</text:span><text:line-break/>New in openSUSE from the Open Build Service is the <text:a xlink:type="simple" xlink:href="http://shorewall.net/Introduction.html">Shoreline Firewall configuration tool</text:a>. This <text:soft-page-break/>application offers a very powerful but still rather high-level interface to configure Netfilter through editing a series of configuration files. Upon starting Shorewall, it will read the files and with help of the iptables and other security utils configure Netfilter/Xtables and the Linux networking subsystem to match your requirements, building a firewal, router or gateway. Find a list of <text:a xlink:type="simple" xlink:href="http://www.shorewall.net/4.4/shorewall_features.htm">features of Shorewall here</text:a>. </text:p>
      <text:p text:style-name="P21"><draw:a xlink:type="simple" xlink:href="http://en.opensuse.org/index.php?title=File:WebYaST_Screenshot.png&amp;filetimestamp=20101026170416"><draw:frame draw:style-name="fr4" draw:name="graphics44" text:anchor-type="as-char" svg:width="2.6252in" svg:height="2.0626in" draw:z-index="21"><draw:image xlink:href="http://en.opensuse.org/images/thumb/0/0c/WebYaST_Screenshot.png/250px-WebYaST_Screenshot.png" xlink:type="simple" xlink:show="embed" xlink:actuate="onLoad"/></draw:frame></draw:a> </text:p>
      <text:p text:style-name="P21"><draw:a xlink:type="simple" xlink:href="http://en.opensuse.org/index.php?title=File:WebYaST_Screenshot.png&amp;filetimestamp=20101026170416"><draw:frame draw:style-name="fr4" draw:name="graphics45" text:anchor-type="as-char" svg:width="0.1772in" svg:height="0.1354in" draw:z-index="22"><draw:image xlink:href="http://en.opensuse.org/skins/common/images/magnify-clip.png" xlink:type="simple" xlink:show="embed" xlink:actuate="onLoad"/></draw:frame></draw:a></text:p>
      <text:p text:style-name="Text_20_body">WebYast in action</text:p>
      <text:p text:style-name="Text_20_body"><text:span text:style-name="T1">Performance Co-Pilot (PCP) 3.5.8 and the PCP GUI charting tools.</text:span><text:line-break/>The <text:a xlink:type="simple" xlink:href="http://oss.sgi.com/projects/pcp/">performance co-pilot</text:a> is a heavy-duty performance monitoring tool. It is specifically built to find the harder type of system-level performance problems. It is capable of correlating end-user quality of service with platform activity and diagnosing complex interactions between resource demands on single or multiple systems in dynamic environments. This release is a significant upgrade over what was shipped in openSUSE 11.4, bringing a host of new features and improvements like support for distributed event tracing, transparent support for compressed archives in the client tools, Integrated pmieconf and pmlogconf utilities for automating management of pmie/pmlogger configuration files, Linux kernel control group metrics, per-node CPU metrics, XFS btree metrics and some Postfix updates. </text:p>
      <text:p text:style-name="Text_20_body"><text:span text:style-name="T1">WebYaST</text:span><text:line-break/>The latest version of WebYaST has many improvements regarding speed, memory usage, usability and developing environment. Due a new caching mechanism the startup time of each module has been decreased to a maximum of 1–2 seconds. Former versions of WebYaST were split into a service and into an UI part. Each part ran in its own HTTP server. We have decided to bring these parts together in order to save one HTTP server, which halves the memory usage. </text:p>
      <text:h text:style-name="Heading_20_4" text:outline-level="4"><text:bookmark text:name="Virtualization_and_Cloud"/>Virtualization and Cloud</text:h>
      <text:p text:style-name="Text_20_body">openSUSE is an excellent guest OS for the cloud, as anyone who ever uses <text:a xlink:type="simple" xlink:href="http://susestudio.com/">SUSE Studio</text:a> can agree with. Nowhere is it as easy to build a cloud solution and openSUSE is now ready for the <text:span text:style-name="T1">Amazon EC2 cloud</text:span> by having a special EC2 kernel and suse-ami-tools in the default repositories. </text:p>
      <text:p text:style-name="Text_20_body">But openSUSE can also be an excellent host and contains a fair number of virtualization and cloud tools. Most prominent is OwnCloud, which is shipped with unique desktop integration in openSUSE. What is not available in the default repositories can be found in the special <text:a xlink:type="simple" xlink:href="https://build.opensuse.org/project/show?project=Virtualization%3ACloud">openSUSE Virtualization and Cloud repository</text:a>, where openSUSE contributors package and maintain <text:span text:style-name="T1">Eucalyptus</text:span>, <text:span text:style-name="T1">OpenNebula</text:span> and <text:span text:style-name="T1">OpenStack</text:span> for openSUSE 12.1. </text:p>
      <text:p text:style-name="Text_20_body"><text:soft-page-break/><draw:a xlink:type="simple" xlink:href="http://en.opensuse.org/index.php?title=File:Statusdialog.png&amp;filetimestamp=20111111162009"><draw:frame draw:style-name="fr4" draw:name="graphics46" text:anchor-type="as-char" svg:width="4.3335in" svg:height="3.1563in" draw:z-index="23"><draw:image xlink:href="http://en.opensuse.org/images/c/cc/Statusdialog.png" xlink:type="simple" xlink:show="embed" xlink:actuate="onLoad"/><svg:title>Statusdialog.png</svg:title></draw:frame></draw:a> </text:p>
      <text:p text:style-name="Text_20_body"><text:span text:style-name="T1">ownCloud 2</text:span><text:line-break/>openSUSE 12.1 <text:a xlink:type="simple" xlink:href="http://en.opensuse.org/SDB:OwnCloud">supports ownCloud</text:a>, the web-based storage application. ownCloud is different from solutions like Google Docs, Dropbox or Ubuntu One in that it lets <text:span text:style-name="T1">you own the data</text:span>. With version 2, the ownCloud team has improved the basic service and added valuable features: </text:p>
      <text:list xml:id="list834303218" text:style-name="L23">
        <text:list-item>
          <text:p text:style-name="P27">Secure file sharing </text:p>
        </text:list-item>
        <text:list-item>
          <text:p text:style-name="P27">Improved web access including the ability to play music </text:p>
        </text:list-item>
        <text:list-item>
          <text:p text:style-name="P27">Synchronization with other web application tools </text:p>
        </text:list-item>
        <text:list-item>
          <text:p text:style-name="P8">calendaring and contact management, also as Akonadi backend for desktop PIM apps </text:p>
        </text:list-item>
      </text:list>
      <text:p text:style-name="Text_20_body">openSUSE maintains a tool called mirall which is an unique system tray based tool which can: </text:p>
      <text:list xml:id="list364027595" text:style-name="L24">
        <text:list-item>
          <text:p text:style-name="P28">Install a new ownCloud locally or in a webspace </text:p>
        </text:list-item>
        <text:list-item>
          <text:p text:style-name="P28">Connect your system to an existing ownCloud </text:p>
        </text:list-item>
        <text:list-item>
          <text:p text:style-name="P9">give you assistance to set up mirrored folders </text:p>
        </text:list-item>
      </text:list>
      <text:p text:style-name="Text_20_body">Please do note the following: </text:p>
      <text:list xml:id="list832259612" text:style-name="L25">
        <text:list-item>
          <text:p text:style-name="P29">ownCloud is in a <text:span text:style-name="T1">separate repository</text:span> because we want to be able to bring newer versions to our users in the future </text:p>
        </text:list-item>
        <text:list-item>
          <text:p text:style-name="P29">ownCloud still has certain <text:span text:style-name="T1">sharing limitations</text:span> and while openSUSE’s unique mirall tool works around some, working collaborative on files can be risky until some fundamental improvements have been made to the ownCloud syncing technology. See the <text:a xlink:type="simple" xlink:href="http://en.opensuse.org/SDB:OwnCloud">ownCloud documentation</text:a> for more information </text:p>
        </text:list-item>
        <text:list-item>
          <text:p text:style-name="P10">You can install ownCloud from openSUSE but mirall, our desktop integration tool, <text:span text:style-name="T1">downloads the latest stable</text:span> from the official ownCloud website so you don’t have to. </text:p>
        </text:list-item>
      </text:list>
      <text:p text:style-name="Text_20_body">openSUSE offers ownCloud packages in the <text:a xlink:type="simple" xlink:href="https://build.opensuse.org/project/show?project=server%3Aphp%3Aapplications">server and PHP applications</text:a> repository. mirall is available from [TODO this repository] or the one-click-install button to the right. </text:p>
      <text:p text:style-name="Text_20_body"><text:span text:style-name="T1">virtualization technologies</text:span><text:line-break/>The new <text:span text:style-name="T1">Xen 4.1</text:span> release brings support for large systems (&gt;255 processors and 1GB/2MB hugepage support), CPU Pools for advanced partitioning, the prototype credit2 scheduler designed for latency-sensitive workloads and very large systems, a re-architected XL toolstack that is functionally nearly equivalent to XM/XEND, support for x86 Advanced Vector Extension (AVX), new Memory Access API enabling integration of 3rd party security solutions into Xen virtualized environments and even better stability through the new automated regression tests. </text:p>
      <text:p text:style-name="Text_20_body">The lastest version of <text:span text:style-name="T1">KVM</text:span> provides live migration from one host to another, guest swapping, <text:soft-page-break/>paravirtualized networking and block devices and PCI Express passthrough. </text:p>
      <text:p text:style-name="Text_20_body">The new 4.1 series <text:span text:style-name="T1">VirtualBox</text:span> release brings new features like VM cloning, enhanced wizard for creating and copying virtual disks, raised memory limit to 1TB for 64-bit hosts and a couple of experimental featuers like PCI passthrough or SATA hard disk hot-plugging. </text:p>
      <text:p text:style-name="Text_20_body"><text:span text:style-name="T1">Virtualization tools</text:span><text:line-break/>The latest release of <text:span text:style-name="T1">virt-manager</text:span> (supported by libvirt) brings new VM features including new VM wizard support for LCX guests, remote serial console access and remote URL guest installs. </text:p>
      <text:p text:style-name="Text_20_body">The recent version of <text:span text:style-name="T1">open-vm-tools</text:span> provides integration (shared folders, drag and drop, clipboard sharing, automatic guest resolution resizing, etc.) with the VMware tools. </text:p>
      <text:h text:style-name="Heading_20_4" text:outline-level="4"><text:bookmark text:name="Network_tools_and_web_applications"/>Network tools and web applications</text:h>
      <text:p text:style-name="Text_20_body"><text:span text:style-name="T1">Samba 3.6</text:span><text:line-break/>Samba is included in version 3.6.1 and comes with many improvements compared to the 3.5 series based version used in openSUSE before. The announcement made <text:a xlink:type="simple" xlink:href="http://www.samba.org/samba/news/releases/3.6.0.html">by the Samba Team</text:a> provides a nice overview what we already got with the initial 3.6 release. The major improvements include: </text:p>
      <text:list xml:id="list2095255721" text:style-name="L26">
        <text:list-item>
          <text:p text:style-name="P30">This release supports Microsoft's new SMB2 file serving protocol, improving compatibility and increasing performance up to twice that of the older protocol. </text:p>
        </text:list-item>
        <text:list-item>
          <text:p text:style-name="P30">Re-written print subsystem to improve compatibility with the Windows SPOOLSS architecture. </text:p>
        </text:list-item>
        <text:list-item>
          <text:p text:style-name="P30">Improved clustered file server support with better performance and stability </text:p>
        </text:list-item>
        <text:list-item>
          <text:p text:style-name="P11">Simplified Identity Mapping which allows automatic allocation of Linux identities when Windows clients connect to a Samba server. </text:p>
        </text:list-item>
      </text:list>
      <text:p text:style-name="Text_20_body">The actual version used is <text:a xlink:type="simple" xlink:href="http://www.samba.org/samba/history/samba-3.6.1.html">Samba 3.6.1</text:a> and following the link you get an overview of the enhancements compared to 3.6.0 plus more details. </text:p>
      <text:p text:style-name="Text_20_body">At the <text:a xlink:type="simple" xlink:href="http://en.openSUSE.org/Samba">openSUSE Samba page</text:a> you can find pointers to even more up to date packages and learn how and where to report bugs. </text:p>
      <text:p text:style-name="Text_20_body"><text:span text:style-name="T1">Horde 4.0.8</text:span><text:line-break/>openSUSE 12.1 ships the latest Horde 4 groupware server and framework! Horde 4 is the first release in over 6 years and brings major improvements to all applications of the suite as well as to the framework itself. Some of the more significant changes from Horde 3 to 4 include a requirement for PHP 5.2 or higher, a new Ajax interface and a new test suite. The complete framework has been modernized and cleaned up and the libraries are better separated and Unit tested. </text:p>
      <text:p text:style-name="Text_20_body">The most important things users will notice are the e improved setup and upgrade processes, an Ajax interface for the calendar, and an improved interface for the complete application stack. </text:p>
      <text:p text:style-name="Text_20_body">Horde offers a large number of web applications including a webmail tool (part of the Horde Groupware Webmail Edition) complete with WYSIWYG HTML editor, IMAP and POP3 support, message search and filtering, spell check, attachment viewer, encryption and signing, keyboard navigation, threaded view and previews, downloading of attachments in a ZIP file and much more. </text:p>
      <text:p text:style-name="Text_20_body">There is now basic social media support with Facebook and Twitter integration and there is an Active Sync server component which can synchronize with iPhones and Android devices. The existing SyncML support already took care of most Nokia phones. The last missing piece is CalDAV support for calendar sharing, which is planned for the future. </text:p>
      <text:h text:style-name="Heading_20_2" text:outline-level="2"><text:bookmark text:name="Development_tools_and_platforms_.28GNOME.2FGTK.2C_KDE.2FQt.2C....2C_etc.29"/><text:soft-page-break/>Development tools and platforms (GNOME/GTK, KDE/Qt,..., etc) </text:h>
      <text:h text:style-name="Heading_20_3" text:outline-level="3"><text:bookmark text:name="IDEs_and_toolchain"/>IDEs and toolchain</text:h>
      <text:p text:style-name="Text_20_body">openSUSE offers a complete and productive environment for developers and packagers. With stable tools and updated libraries available through <text:a xlink:type="simple" xlink:href="http://build.opensuse.org/">OBS</text:a>, developers can easily develop using multiple programming languages and create packages for multiple distributions. </text:p>
      <text:h text:style-name="Heading_20_4" text:outline-level="4"><text:bookmark text:name="KDevelop"/>KDevelop</text:h>
      <text:p text:style-name="Text_20_body">For software developers, KDevelop has gained support for predefined indentation styles and a Python interpreter using Kross. Improved Python auto-completion and support for lex/yacc file extensions are also included in this release. </text:p>
      <text:h text:style-name="Heading_20_4" text:outline-level="4"><text:bookmark text:name="Kate"/>Kate</text:h>
      <text:p text:style-name="Text_20_body">KDE’s Advanced Text Editor, Kate has seen quite a number of improvements, including: </text:p>
      <text:list xml:id="list847917198" text:style-name="L27">
        <text:list-item>
          <text:p text:style-name="P31">New Search Plugin with the ability to search in files on disk or opened files </text:p>
        </text:list-item>
        <text:list-item>
          <text:p text:style-name="P31">Plugin improvements: Build Plugin, GDB Plugin </text:p>
        </text:list-item>
        <text:list-item>
          <text:p text:style-name="P31">Kate’s tab bar plugins gained several new features </text:p>
        </text:list-item>
        <text:list-item>
          <text:p text:style-name="P31">Swap files: If lost data is found, documents are marked as read-only </text:p>
        </text:list-item>
        <text:list-item>
          <text:p text:style-name="P12">Further noteworthy changes: Improved printing, change of line ending triggers modified flag, fixed shortcut issues, fixed auto completion popup, and more. </text:p>
        </text:list-item>
      </text:list>
      <text:p text:style-name="Text_20_body">For more information, see <text:a xlink:type="simple" xlink:href="http://kate-editor.org/2011/07/09/kate-in-kde-4-7/">this blog</text:a>. </text:p>
      <text:h text:style-name="Heading_20_3" text:outline-level="3"><text:bookmark text:name="KDE_Platform"/>KDE Platform</text:h>
      <text:p text:style-name="Text_20_body">openSUSE 12.1 ships with the latest stable <text:span text:style-name="T1">Qt 4.7.4</text:span> and the <text:span text:style-name="T1">KDE Platform 4.7.2</text:span>, giving developers the best from these powerful cross-platform development libraries. </text:p>
      <text:p text:style-name="Text_20_body"><text:span text:style-name="T1">KDE Platform 4.7 </text:span><text:line-break/>This release of KDE's development platform is an incremental release, bringing many bugfixes and small improvements to technologies like the build-in WebKit browser engine, system wide proxy support and the Phonon Multimedia engine. Developer-visible changes include: </text:p>
      <text:list xml:id="list1286536556" text:style-name="L28">
        <text:list-item>
          <text:p text:style-name="P32">Improvements to the Semantic Desktop components offering a richer API for applications </text:p>
        </text:list-item>
        <text:list-item>
          <text:p text:style-name="P13">The option to suspend compositing in KWin whenever an application calls for it to improve performance in OpenGL games and GPU-accelerated video playback. </text:p>
        </text:list-item>
      </text:list>
      <text:p text:style-name="Text_20_body">For details on the KDE Platform 4.7 release see <text:a xlink:type="simple" xlink:href="http://kde.org/announcements/4.7/platform.php">the KDE platform release notes</text:a>. </text:p>
      <text:p text:style-name="Text_20_body"><text:span text:style-name="T1">Qt 4.7 introduces QtQuick</text:span><text:line-break/>Qt 4.7.4 is a <text:span text:style-name="T1">bugfix release</text:span> over the release shipped with openSUSE 11.4. </text:p>
      <text:p text:style-name="Text_20_body">However, it does introduce some powerful features including the official release of <text:a xlink:type="simple" xlink:href="http://blog.qt.nokia.com/2011/03/01/qt-quick-is-here">QtQuick</text:a>, a new feature within Qt that makes it easy to create light-weight apps and UIs. It contains the new QML language, a simple to learn declarative language for building dynamic and fluid interfaces, the Qt Declarative module and new tooling in Qt Creator to easily build apps. </text:p>
      <text:p text:style-name="Text_20_body">QtQuick 1.1 brings Right-to-Left support, improved caching and text input and a declarative API for handling touch input. There is also the new QML Shaders plugin which allows developers to embed OpenGL shader effects in QML apps. </text:p>
      <text:h text:style-name="Heading_20_3" text:outline-level="3"><text:bookmark text:name="GNOME_platform_improvements"/><text:soft-page-break/>GNOME platform improvements </text:h>
      <text:p text:style-name="Text_20_body">For further details, see <text:a xlink:type="simple" xlink:href="http://library.gnome.org/misc/release-notes/3.2/">the GNOME 3.2 release notes</text:a>. </text:p>
      <text:h text:style-name="Heading_20_4" text:outline-level="4"><text:bookmark text:name="New_features_and_functionality"/>New features and functionality </text:h>
      <text:p text:style-name="Text_20_body">Included in openSUSE 12.1 is the latest release of the GNOME Developer Platform. This consists of a set of API- and ABI-stable libraries available under the GNU LGPL that can be used for the development of cross-platform applications. </text:p>
      <text:p text:style-name="Text_20_body">For information on developing with GNOME please visit the <text:a xlink:type="simple" xlink:href="http://developer.gnome.org/">GNOME Developer Center</text:a>. </text:p>
      <text:p text:style-name="Text_20_body"><text:span text:style-name="T1">GLib 2.30</text:span><text:line-break/>GNOME's low-level software utility library GLib has seen various improvements, some of which are: </text:p>
      <text:list xml:id="list1696598702" text:style-name="L29">
        <text:list-item>
          <text:p text:style-name="P33">GApplication can now be used for non-unique applications. </text:p>
        </text:list-item>
        <text:list-item>
          <text:p text:style-name="P33">GDBus supports the 'object manager' pattern with a number of new interfaces and has a code generator: gdbus-codegen. </text:p>
        </text:list-item>
        <text:list-item>
          <text:p text:style-name="P14">An interface for certificate and key lookup has been added: GTlsDatabase. An implementation is provided by glib-networking. </text:p>
        </text:list-item>
      </text:list>
      <text:p text:style-name="Text_20_body"><text:span text:style-name="T1">GTK+ 3.2</text:span><text:line-break/>GTK+ 3.2 is the latest release of the GTK+ toolkit, which is at the heart of GNOME. GTK+ 3.2 includes new features for developers, as well as extensive bug fixes. </text:p>
      <text:list xml:id="list1359284433" text:style-name="L30">
        <text:list-item>
          <text:p text:style-name="P34">Many more widgets support height-for-width geometry management. It is important to set reasonable sizes on labels and check window sizes. </text:p>
        </text:list-item>
        <text:list-item>
          <text:p text:style-name="P34">New widgets include GtkLockButton for privileged operations, GtkOverlay for floating controls over a content area, the new GtkFontChooserDialog and more. </text:p>
        </text:list-item>
        <text:list-item>
          <text:p text:style-name="P15">There is also improved CSS theming support and the HTML backend Broadway, which renders a GTK3 application in a browser. It is still experimental and requires compiling with <text:span text:style-name="Teletype">--enable-broadway-backend</text:span> and environment variable <text:span text:style-name="Teletype">GDK_BACKEND</text:span> at runtime. </text:p>
        </text:list-item>
      </text:list>
      <text:p text:style-name="Text_20_body"><text:span text:style-name="T1">Clutter 1.8</text:span><text:line-break/>GNOME's graphics library for hardware-accelerated user interfaces Clutter provides, among other things, the following improvements: </text:p>
      <text:list xml:id="list438768665" text:style-name="L31">
        <text:list-item>
          <text:p text:style-name="P35">New actions including Gesture and swipe detection, creating drop actors and long-press support for ClutterClickAction. </text:p>
        </text:list-item>
        <text:list-item>
          <text:p text:style-name="P35">ClutterState transitions can be bound to object signals when creating a scene in ClutterScript. </text:p>
        </text:list-item>
        <text:list-item>
          <text:p text:style-name="P16">Cogl, the GPU programming interface used by Clutter, is exposed as a separate library. </text:p>
        </text:list-item>
      </text:list>
      <text:p text:style-name="Text_20_body"><text:span text:style-name="T1">Use of Deprecated Libraries</text:span><text:line-break/>Further progress has been made in the continuous work of replacing outdated technologies with superior facilities. Some examples: </text:p>
      <text:list xml:id="list740031630" text:style-name="L32">
        <text:list-item>
          <text:p text:style-name="P36">GConf now uses D-Bus. As a consequence, the deprecated libraries ORBit2 and libIDL have been removed from GNOME. Many applications using GConf have been ported to gsettings. </text:p>
        </text:list-item>
        <text:list-item>
          <text:p text:style-name="P36">GNOME core modules now only depend on introspection-based Python bindings (pygobject-3) and hence pygtk, gnome-python and gnome-python-desktop are not required anymore. </text:p>
        </text:list-item>
        <text:list-item>
          <text:p text:style-name="P17">Several packages, such as the Epiphany web browser, have been converted from using dbus-glib to GDBus and from libunique to G(tk)Application. </text:p>
        </text:list-item>
      </text:list>
      <text:p text:style-name="Text_20_body"><text:span text:style-name="T1">Miscellaneous Developer Updates</text:span><text:line-break/><text:soft-page-break/>Other GNOME Platform improvements in GNOME 3.2 include: </text:p>
      <text:list xml:id="list1131277896" text:style-name="L33">
        <text:list-item>
          <text:p text:style-name="P37">GNOME's build tool JHBuild does not build a module anymore if the version installed on your system is recent enough. If you start to build GNOME from scratch with a recent distribution, this can easily drop 50 modules from the list of modules to compile. </text:p>
        </text:list-item>
        <text:list-item>
          <text:p text:style-name="P37">Tracker version 0.12 provides support for Firefox ≥ 4.0, Thunderbird ≥ 5.0, MeeGoTouch, several additional SPARQL parameters, extracting information from EPub files, and local XDG directories for desktop files. </text:p>
        </text:list-item>
        <text:list-item>
          <text:p text:style-name="P37">NetworkManager version 0.9 provides introspection support and a simplified D-Bus API. Information how to port applications from NetworkManager 0.8 to 0.9 is available. </text:p>
        </text:list-item>
        <text:list-item>
          <text:p text:style-name="P37">GtkSourceView now supports syntax highlighting of Markdown and Standard ML files. </text:p>
        </text:list-item>
        <text:list-item>
          <text:p text:style-name="P18">libfolks now includes an Evolution-Data-Server backend, which is used by the new Contacts application. </text:p>
        </text:list-item>
      </text:list>
      <text:h text:style-name="Heading_20_2" text:outline-level="2"><text:bookmark text:name="And_more"/>And more </text:h>
      <text:p text:style-name="Text_20_body">The above selection of changes and improvements in openSUSE 12.1 is still far from complete but gives a taste of what is new. We hope you enjoyed reading it!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Condensed1" svg:font-family="'DejaVu Sans Condensed'"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 Condensed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Condensed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DejaVu Sans Condensed"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DejaVu Sans Condense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roid Sans Fallback" style:font-size-asian="12pt" style:font-weight-asian="bold" style:font-name-complex="DejaVu Sans Condensed"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Liberation Serif" fo:font-size="10pt" fo:font-weight="bold" style:font-name-asian="Droid Sans Fallback" style:font-size-asian="10pt" style:font-weight-asian="bold" style:font-name-complex="DejaVu Sans Condensed"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Liberation Mono" style:font-name-asian="Droid Sans Fallback1" style:font-name-complex="Liberation Mono"/>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ne Vogelsang</meta:initial-creator>
    <meta:creation-date>2011-11-15T11:47:32</meta:creation-date>
    <meta:document-statistic meta:table-count="5" meta:image-count="45" meta:object-count="0" meta:page-count="24" meta:paragraph-count="375" meta:word-count="11322" meta:character-count="71925" meta:non-whitespace-character-count="60645"/>
    <dc:date>2011-11-15T11:53:07</dc:date>
    <dc:creator>Henne Vogelsang</dc:creator>
    <meta:editing-duration>PT5M35S</meta:editing-duration>
    <meta:editing-cycles>1</meta:editing-cycles>
    <meta:generator>LibreOffice/3.4$Unix LibreOffice_project/340m1$Build-1206</meta:generator>
  </office:meta>
</office:document-meta>
</file>